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0688in" fo:margin-left="-0.075in" fo:margin-top="0in" fo:margin-bottom="0in" table:align="left" style:writing-mode="lr-tb"/>
    </style:style>
    <style:style style:name="Table1.A" style:family="table-column">
      <style:table-column-properties style:column-width="2.0688in"/>
    </style:style>
    <style:style style:name="Table1.B" style:family="table-column">
      <style:table-column-properties style:column-width="0.999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7" style:family="table-row">
      <style:table-row-properties fo:keep-together="always"/>
    </style:style>
    <style:style style:name="Table1.A7"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725in" fo:margin-left="-0.075in" fo:margin-top="0in" fo:margin-bottom="0in" table:align="left" style:writing-mode="lr-tb"/>
    </style:style>
    <style:style style:name="Table2.A" style:family="table-column">
      <style:table-column-properties style:column-width="3.3243in"/>
    </style:style>
    <style:style style:name="Table2.B" style:family="table-column">
      <style:table-column-properties style:column-width="1.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6" style:family="table-row">
      <style:table-row-properties fo:keep-together="always"/>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5632in" fo:margin-left="-0.075in" fo:margin-top="0in" fo:margin-bottom="0in" table:align="left" style:writing-mode="lr-tb"/>
    </style:style>
    <style:style style:name="Table3.A" style:family="table-column">
      <style:table-column-properties style:column-width="2.2868in"/>
    </style:style>
    <style:style style:name="Table3.B" style:family="table-column">
      <style:table-column-properties style:column-width="1.275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use-window-font-color="true" style:font-name="Times New Roman"/>
    </style:style>
    <style:style style:name="P5"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6"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end" style:justify-single-word="false" fo:text-indent="0in" style:auto-text-indent="false"/>
    </style:style>
    <style:style style:name="P9" style:family="paragraph" style:parent-style-name="Standard">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text-position="super 58%" style:font-name="Times New Roman" fo:font-size="10pt" fo:font-weight="bold" style:font-size-asian="10pt" style:font-weight-asian="bold"/>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material is Open Game Content, and is licensed for public use under the terms of the Open Game License v1.0a.</text:span></text:p>
      <text:p text:style-name="P3"><text:span text:style-name="T3">SPELLS (M-O)</text:span></text:p>
      <text:p text:style-name="P4"/>
      <text:p text:style-name="P3"><text:span text:style-name="T4">Mage Armor</text:span></text:p>
      <text:p text:style-name="P3"><text:span text:style-name="T5">Conjuration (Creation) [Force]</text:span></text:p>
      <text:p text:style-name="P3"><text:span text:style-name="T6">Level:</text:span><text:span text:style-name="T5"> Sor/Wiz 1</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hour/level (D)</text:span></text:p>
      <text:p text:style-name="P3"><text:span text:style-name="T6">Saving Throw: </text:span><text:span text:style-name="T5">Will negates (harmless)</text:span></text:p>
      <text:p text:style-name="P3"><text:span text:style-name="T6">Spell Resistance:</text:span><text:span text:style-name="T5"> No</text:span></text:p>
      <text:p text:style-name="P3"><text:span text:style-name="T5">An invisible but tangible field of force surrounds the subject of a </text:span><text:span text:style-name="T7">mage armor </text:span><text:span text:style-name="T5">spell, providing a +4 armor bonus to AC.</text:span></text:p>
      <text:p text:style-name="P3"><text:span text:style-name="T5">Unlike mundane armor, </text:span><text:span text:style-name="T7">mage armor </text:span><text:span text:style-name="T5">entails no armor check penalty, arcane spell failure chance, or speed reduction. Since </text:span><text:span text:style-name="T7">mage armor </text:span><text:span text:style-name="T5">is made of force, incorporeal creatures can’t bypass it the way they do normal armor.</text:span></text:p>
      <text:p text:style-name="P3"><text:span text:style-name="T7">Focus: </text:span><text:span text:style-name="T5">A piece of cured leather.</text:span></text:p>
      <text:p text:style-name="P5"/>
      <text:p text:style-name="P3"><text:span text:style-name="T4">Mage Hand</text:span></text:p>
      <text:p text:style-name="P3"><text:span text:style-name="T5">Transmutation</text:span></text:p>
      <text:p text:style-name="P3"><text:span text:style-name="T6">Level:</text:span><text:span text:style-name="T5"> Brd 0, Sor/Wiz 0</text:span></text:p>
      <text:p text:style-name="P3"><text:soft-page-break/><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nonmagical, unattended object weighing up to 5 lb.</text:span></text:p>
      <text:p text:style-name="P3"><text:span text:style-name="T6">Duration:</text:span><text:span text:style-name="T5"> Concentration</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point your finger at an object and can lift it and move it at will from a distance. As a move action, you can propel the object as far as 15 feet in any direction, though the spell ends if the distance between you and the object ever exceeds the spell’s range.</text:span></text:p>
      <text:p text:style-name="P5"/>
      <text:p text:style-name="P3"><text:span text:style-name="T4">Mage’s Disjunction</text:span></text:p>
      <text:p text:style-name="P3"><text:span text:style-name="T5">Abjuration</text:span></text:p>
      <text:p text:style-name="P3"><text:span text:style-name="T6">Level: </text:span><text:span text:style-name="T5">Magic 9, Sor/Wiz 9</text:span></text:p>
      <text:p text:style-name="P3"><text:span text:style-name="T6">Components:</text:span><text:span text:style-name="T5"> V</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Area:</text:span><text:span text:style-name="T5"> All magical effects and magic items within a 40-ft.-radius burst</text:span></text:p>
      <text:p text:style-name="P3"><text:span text:style-name="T6">Duration:</text:span><text:span text:style-name="T5"> Instantaneous</text:span></text:p>
      <text:p text:style-name="P3"><text:span text:style-name="T6">Saving Throw: </text:span><text:span text:style-name="T5">Will negates (object)</text:span></text:p>
      <text:p text:style-name="P3"><text:span text:style-name="T6">Spell Resistance:</text:span><text:span text:style-name="T5"> No</text:span></text:p>
      <text:p text:style-name="P3"><text:span text:style-name="T5">All magical effects and magic items within the radius of the spell, except for those that you carry or touch, are disjoined. That is, spells and spell-like effects are separated into their individual components (ending the effect as a </text:span><text:span text:style-name="T7">dispel magic </text:span><text:span text:style-name="T5">spell does), and each permanent magic item must make a successful Will save or be turned into a normal item. An item in a creature’s possession uses its own Will save bonus or its possessor’s Will save bonus, whichever is higher.</text:span></text:p>
      <text:p text:style-name="P3"><text:span text:style-name="T5">You also have a 1% chance per caster level of destroying an </text:span><text:span text:style-name="T7">antimagic field. </text:span><text:span text:style-name="T5">If the </text:span><text:span text:style-name="T7">antimagic field </text:span><text:span text:style-name="T5">survives the </text:span><text:span text:style-name="T7">disjunction, </text:span><text:span text:style-name="T5">no items within it are disjoined.</text:span></text:p>
      <text:p text:style-name="P3"><text:soft-page-break/><text:span text:style-name="T5">Even artifacts are subject to </text:span><text:span text:style-name="T7">disjunction, </text:span><text:span text:style-name="T5">though there is only a 1% chance per caster level of actually affecting such powerful items. Additionally, if an artifact is destroyed, you must make a DC 25 Will save or permanently lose all spellcasting abilities. (These abilities cannot be recovered by mortal magic, not even </text:span><text:span text:style-name="T7">miracle </text:span><text:span text:style-name="T5">or </text:span><text:span text:style-name="T7">wish</text:span><text:span text:style-name="T5">.)</text:span></text:p>
      <text:p text:style-name="P3"><text:span text:style-name="T7">Note: </text:span><text:span text:style-name="T5">Destroying artifacts is a dangerous business, and it is 95% likely to attract the attention of some powerful being who has an interest in or connection with the device.</text:span></text:p>
      <text:p text:style-name="P5"/>
      <text:p text:style-name="P3"><text:span text:style-name="T4">Mage’s Faithful Hound</text:span></text:p>
      <text:p text:style-name="P3"><text:span text:style-name="T5">Conjuration (Creation)</text:span></text:p>
      <text:p text:style-name="P3"><text:span text:style-name="T6">Level:</text:span><text:span text:style-name="T5"> Sor/Wiz 5</text:span></text:p>
      <text:p text:style-name="P3"><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Phantom watchdog</text:span></text:p>
      <text:p text:style-name="P3"><text:span text:style-name="T6">Duration:</text:span><text:span text:style-name="T5"> 1 hour/caster level or until discharged, then 1 round/caster level; see text</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onjure up a phantom watchdog that is invisible to everyone but yourself. It then guards the area where it was conjured (it does not move). The hound immediately starts barking loudly if any Small or larger creature approaches within 30 feet of it. (Those within 30 feet of the hound when it is conjured may move about in the area, but if they leave and return, they activate the barking.) The hound sees invisible and ethereal creatures. It does not react to figments, but it does react to shadow illusions.</text:span></text:p>
      <text:p text:style-name="P3"><text:span text:style-name="T5">If an intruder approaches to within 5 feet of the hound, the dog stops barking and delivers a vicious bite (+10 attack bonus, 2d6+3 points of piercing damage) once per round. The dog also gets the bonuses appropriate to an invisible creature.</text:span></text:p>
      <text:p text:style-name="P3"><text:span text:style-name="T5">The dog is considered ready to bite intruders, so it delivers its first bite on the intruder’s turn. Its bite is the equivalent of a magic weapon for the purpose of damage reduction. The hound cannot be attacked, but it can be dispelled.</text:span></text:p>
      <text:p text:style-name="P3"><text:span text:style-name="T5">The spell lasts for 1 hour per caster level, but once the hound begins barking, it lasts only 1 round per caster level. If you are ever more than 100 feet distant from the hound, the spell ends.</text:span></text:p>
      <text:p text:style-name="P3"><text:span text:style-name="T7">Material Component: </text:span><text:span text:style-name="T5">A tiny silver whistle, a piece of bone, and a thread.</text:span></text:p>
      <text:p text:style-name="P5"/>
      <text:p text:style-name="P3"><text:span text:style-name="T4">Mage’s Lucubration</text:span></text:p>
      <text:p text:style-name="P3"><text:span text:style-name="T5">Transmutation</text:span></text:p>
      <text:p text:style-name="P3"><text:soft-page-break/><text:span text:style-name="T6">Level: </text:span><text:span text:style-name="T5">Wiz 6</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Instantaneous</text:span></text:p>
      <text:p text:style-name="P3"><text:span text:style-name="T5">You instantly recall any one spell of 5th level or lower that you have used during the past 24 hours. The spell must have been actually cast during that period. The recalled spell is stored in your mind as through prepared in the normal fashion.</text:span></text:p>
      <text:p text:style-name="P3"><text:span text:style-name="T5">If the recalled spell requires material components, you must provide them. The recovered spell is not usable until the material components are available.</text:span></text:p>
      <text:p text:style-name="P5"/>
      <text:p text:style-name="P3"><text:span text:style-name="T4">Mage’s Magnificent Mansion</text:span></text:p>
      <text:p text:style-name="P3"><text:span text:style-name="T5">Conjuration (Creation)</text:span></text:p>
      <text:p text:style-name="P3"><text:span text:style-name="T6">Level:</text:span><text:span text:style-name="T5"> Sor/Wiz 7</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Extradimensional mansion, up to three 10-ft. cubes/level (S)</text:span></text:p>
      <text:p text:style-name="P3"><text:span text:style-name="T6">Duration:</text:span><text:span text:style-name="T5"> 2 hours/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onjure up an extradimensional dwelling that has a single entrance on the plane from which the spell was cast. The entry point looks like a faint shimmering in the air that is 4 feet wide and 8 feet high. Only those you designate may enter the mansion, and the portal is shut and made invisible behind you when you enter. You may open it again from your own side at will. Once observers have passed beyond the entrance, they are in a magnificent foyer with numerous chambers beyond. The atmosphere is clean, fresh, and warm.</text:span></text:p>
      <text:p text:style-name="P3"><text:span text:style-name="T5">You can create any floor plan you desire to the limit of the spell’s effect. The place is furnished and contains sufficient foodstuffs to serve a nine-course banquet to a dozen people per caster level. A staff of near-transparent servants (as many as two per caster level), liveried and obedient, wait upon all who enter. The servants function as </text:span><text:span text:style-name="T7">unseen servant </text:span><text:span text:style-name="T5">spells except that they are visible and can go anywhere in the mansion.</text:span></text:p>
      <text:p text:style-name="P3"><text:soft-page-break/><text:span text:style-name="T5">Since the place can be entered only through its special portal, outside conditions do not affect the mansion, nor do conditions inside it pass to the plane beyond.</text:span></text:p>
      <text:p text:style-name="P3"><text:span text:style-name="T7">Focus: </text:span><text:span text:style-name="T5">A miniature portal carved from ivory, a small piece of polished marble, and a tiny silver spoon (each item worth 5 gp).</text:span></text:p>
      <text:p text:style-name="P5"/>
      <text:p text:style-name="P3"><text:span text:style-name="T4">Mage’s Private Sanctum</text:span></text:p>
      <text:p text:style-name="P3"><text:span text:style-name="T5">Abjuration</text:span></text:p>
      <text:p text:style-name="P3"><text:span text:style-name="T6">Level:</text:span><text:span text:style-name="T5"> Sor/Wiz 5</text:span></text:p>
      <text:p text:style-name="P3"><text:span text:style-name="T6">Components:</text:span><text:span text:style-name="T5"> V, S, M</text:span></text:p>
      <text:p text:style-name="P3"><text:span text:style-name="T6">Casting Time:</text:span><text:span text:style-name="T5"> 10 minutes</text:span></text:p>
      <text:p text:style-name="P3"><text:span text:style-name="T6">Range:</text:span><text:span text:style-name="T5"> Close (25 ft. + 5 ft./2 levels)</text:span></text:p>
      <text:p text:style-name="P3"><text:span text:style-name="T6">Area:</text:span><text:span text:style-name="T5"> 30-ft. cube/level (S)</text:span></text:p>
      <text:p text:style-name="P3"><text:span text:style-name="T6">Duration:</text:span><text:span text:style-name="T5"> 24 hours (D)</text:span></text:p>
      <text:p text:style-name="P3"><text:span text:style-name="T6">Saving Throw:</text:span><text:span text:style-name="T5"> None</text:span></text:p>
      <text:p text:style-name="P3"><text:span text:style-name="T6">Spell Resistance:</text:span><text:span text:style-name="T5"> No</text:span></text:p>
      <text:p text:style-name="P3"><text:span text:style-name="T5">This spell ensures privacy. Anyone looking into the area from outside sees only a dark, foggy mass. Darkvision cannot penetrate it. No sounds, no matter how loud, can escape the area, so nobody can eavesdrop from outside. Those inside can see out normally.</text:span></text:p>
      <text:p text:style-name="P3"><text:span text:style-name="T5">Divination (scrying) spells cannot perceive anything within the area, and those within are immune to </text:span><text:span text:style-name="T7">detect thoughts</text:span><text:span text:style-name="T5">. The ward prevents speech between those inside and those outside (because it blocks sound), but it does not prevent other communication, such as a </text:span><text:span text:style-name="T7">sending </text:span><text:span text:style-name="T5">or </text:span><text:span text:style-name="T7">message </text:span><text:span text:style-name="T5">spell, or telepathic communication, such as that between a wizard and her familiar.</text:span></text:p>
      <text:p text:style-name="P3"><text:span text:style-name="T5">The spell does not prevent creatures or objects from moving into and out of the area.</text:span></text:p>
      <text:p text:style-name="P3"><text:span text:style-name="T7">Mage’s private sanctum </text:span><text:span text:style-name="T5">can be made permanent with a </text:span><text:span text:style-name="T7">permanency </text:span><text:span text:style-name="T5">spell.</text:span></text:p>
      <text:p text:style-name="P3"><text:span text:style-name="T7">Material Component: </text:span><text:span text:style-name="T5">A thin sheet of lead, a piece of opaque glass, a wad of cotton or cloth, and powdered chrysolite.</text:span></text:p>
      <text:p text:style-name="P5"/>
      <text:p text:style-name="P3"><text:span text:style-name="T4">Mage’s Sword</text:span></text:p>
      <text:p text:style-name="P3"><text:span text:style-name="T5">Evocation [Force]</text:span></text:p>
      <text:p text:style-name="P3"><text:soft-page-break/><text:span text:style-name="T6">Level:</text:span><text:span text:style-name="T5"> Sor/Wiz 7</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Effect:</text:span><text:span text:style-name="T5"> One sword</text:span></text:p>
      <text:p text:style-name="P3"><text:span text:style-name="T6">Duration:</text:span><text:span text:style-name="T5"> 1 round/level (D)</text:span></text:p>
      <text:p text:style-name="P3"><text:span text:style-name="T6">Saving Throw:</text:span><text:span text:style-name="T5"> None</text:span></text:p>
      <text:p text:style-name="P3"><text:span text:style-name="T6">Spell Resistance:</text:span><text:span text:style-name="T5"> Yes</text:span></text:p>
      <text:p text:style-name="P3"><text:span text:style-name="T5">This spell brings into being a shimmering, swordlike plane of force. The sword strikes at any opponent within its range, as you desire, starting in the round that you cast the spell. The sword attacks its designated target once each round on your turn. Its attack bonus is equal to your caster level + your Int bonus or your Cha bonus (for wizards or sorcerers, respectively) with an additional +3 enhancement bonus. As a force effect, it can strike ethereal and incorporeal creatures. It deals 4d6+3 points of force damage, with a threat range of 19–20 and a critical multiplier of x2.</text:span></text:p>
      <text:p text:style-name="P3"><text:span text:style-name="T5">The sword always strikes from your direction. It does not get a bonus for flanking or help a combatant get one. If the sword goes beyond the spell range from you, if it goes out of your sight, or if you are not directing it, the sword returns to you and hovers.</text:span></text:p>
      <text:p text:style-name="P3"><text:span text:style-name="T5">Each round after the first, you can use a standard action to switch the sword to a new target. If you do not, the sword continues to attack the previous round’s target.</text:span></text:p>
      <text:p text:style-name="P3"><text:span text:style-name="T5">The sword cannot be attacked or harmed by physical attacks, but </text:span><text:span text:style-name="T7">dispel magic</text:span><text:span text:style-name="T5">, </text:span><text:span text:style-name="T7">disintegrate</text:span><text:span text:style-name="T5">, a </text:span><text:span text:style-name="T7">sphere of annihilation</text:span><text:span text:style-name="T5">, or a </text:span><text:span text:style-name="T7">rod of cancellation </text:span><text:span text:style-name="T5">affects it. The sword’s AC is 13 (10, +0 size bonus for Medium object, +3 deflection bonus).</text:span></text:p>
      <text:p text:style-name="P3"><text:span text:style-name="T5">If an attacked creature has spell resistance, the resistance is checked the first time </text:span><text:span text:style-name="T7">Mage’s sword </text:span><text:span text:style-name="T5">strikes it. If the sword is successfully resisted, the spell is dispelled. If not, the sword has its normal full effect on that creature for the duration of the spell.</text:span></text:p>
      <text:p text:style-name="P3"><text:span text:style-name="T7">Focus: </text:span><text:span text:style-name="T5">A miniature platinum sword with a grip and pommel of copper and zinc. It costs 250 gp to construct.</text:span></text:p>
      <text:p text:style-name="P5"/>
      <text:p text:style-name="P3"><text:span text:style-name="T4">Magic Aura</text:span></text:p>
      <text:p text:style-name="P3"><text:span text:style-name="T5">Illusion (Glamer)</text:span></text:p>
      <text:p text:style-name="P3"><text:span text:style-name="T6">Level:</text:span><text:span text:style-name="T5"> Brd 1, Magic 1, Sor/Wiz 1</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text:span><text:span text:style-name="T5"> Touch</text:span></text:p>
      <text:p text:style-name="P3"><text:soft-page-break/><text:span text:style-name="T6">Target:</text:span><text:span text:style-name="T5"> One touched object weighing up</text:span></text:p>
      <text:p text:style-name="P3"><text:span text:style-name="T5">to 5 lb./level</text:span></text:p>
      <text:p text:style-name="P3"><text:span text:style-name="T6">Duration:</text:span><text:span text:style-name="T5"> One day/level (D)</text:span></text:p>
      <text:p text:style-name="P3"><text:span text:style-name="T6">Saving Throw:</text:span><text:span text:style-name="T5"> None; see text</text:span></text:p>
      <text:p text:style-name="P3"><text:span text:style-name="T6">Spell Resistance:</text:span><text:span text:style-name="T5"> No</text:span></text:p>
      <text:p text:style-name="P3"><text:span text:style-name="T5">You alter an item’s aura so that it registers to </text:span><text:span text:style-name="T7">detect </text:span><text:span text:style-name="T5">spells (and spells with similar capabilities) as though it were nonmagical, or a magic item of a kind you specify, or the subject of a spell you specify. </text:span></text:p>
      <text:p text:style-name="P3"><text:span text:style-name="T5">If the object bearing </text:span><text:span text:style-name="T7">magic aura </text:span><text:span text:style-name="T5">has </text:span><text:span text:style-name="T7">identify </text:span><text:span text:style-name="T5">cast on it or is similarly examined, the examiner recognizes that the aura is false and detects the object’s actual qualities if he succeeds on a Will save. Otherwise, he believes the aura and no amount of testing reveals what the true magic is.</text:span></text:p>
      <text:p text:style-name="P3"><text:span text:style-name="T5">If the targeted item’s own aura is exceptionally powerful (if it is an artifact, for instance), </text:span><text:span text:style-name="T7">magic aura </text:span><text:span text:style-name="T5">doesn’t work.</text:span></text:p>
      <text:p text:style-name="P3"><text:span text:style-name="T7">Note: </text:span><text:span text:style-name="T5">A magic weapon, shield, or suit of armor must be a masterwork item, so a sword of average make, for example, looks suspicious if it has a magical aura.</text:span></text:p>
      <text:p text:style-name="P3"><text:span text:style-name="T7">Focus: </text:span><text:span text:style-name="T5">A small square of silk that must be passed over the object that receives the aura.</text:span></text:p>
      <text:p text:style-name="P5"/>
      <text:p text:style-name="P3"><text:span text:style-name="T4">Magic Circle against Chaos</text:span></text:p>
      <text:p text:style-name="P3"><text:span text:style-name="T5">Abjuration [Lawful]</text:span></text:p>
      <text:p text:style-name="P3"><text:span text:style-name="T6">Level:</text:span><text:span text:style-name="T5"> Clr 3, Law 3, Pal 3, Sor/Wiz 3</text:span></text:p>
      <text:p text:style-name="P3"><text:span text:style-name="T5">This spell functions like </text:span><text:span text:style-name="T7">magic circle against evil, </text:span><text:span text:style-name="T5">except that it is similar to </text:span><text:span text:style-name="T7">protection from chaos </text:span><text:span text:style-name="T5">instead of </text:span><text:span text:style-name="T7">protection from evil</text:span><text:span text:style-name="T5">, and it can imprison a nonlawful called creature.</text:span></text:p>
      <text:p text:style-name="P5"/>
      <text:p text:style-name="P3"><text:span text:style-name="T4">Magic Circle against Evil</text:span></text:p>
      <text:p text:style-name="P3"><text:span text:style-name="T5">Abjuration [Good]</text:span></text:p>
      <text:p text:style-name="P3"><text:span text:style-name="T6">Level:</text:span><text:span text:style-name="T5"> Clr 3, Good 3, Pal 3, Sor/Wiz 3</text:span></text:p>
      <text:p text:style-name="P3"><text:span text:style-name="T6">Components:</text:span><text:span text:style-name="T5"> V, S, M/DF</text:span></text:p>
      <text:p text:style-name="P3"><text:span text:style-name="T6">Casting Time:</text:span><text:span text:style-name="T5"> 1 standard action</text:span></text:p>
      <text:p text:style-name="P3"><text:soft-page-break/><text:span text:style-name="T6">Range:</text:span><text:span text:style-name="T5"> Touch</text:span></text:p>
      <text:p text:style-name="P3"><text:span text:style-name="T6">Area:</text:span><text:span text:style-name="T5"> 10-ft.-radius emanation from touched creature</text:span></text:p>
      <text:p text:style-name="P3"><text:span text:style-name="T6">Duration:</text:span><text:span text:style-name="T5"> 10 min./level</text:span></text:p>
      <text:p text:style-name="P3"><text:span text:style-name="T6">Saving Throw: </text:span><text:span text:style-name="T5">Will negates (harmless)</text:span></text:p>
      <text:p text:style-name="P3"><text:span text:style-name="T6">Spell Resistance:</text:span><text:span text:style-name="T5"> No; see text</text:span></text:p>
      <text:p text:style-name="P3"><text:span text:style-name="T5">All creatures within the area gain the effects of a </text:span><text:span text:style-name="T7">protection from evil </text:span><text:span text:style-name="T5">spell, and no nongood summoned creatures can enter the area either. You must overcome a creature’s spell resistance in order to keep it at bay (as in the third function of </text:span><text:span text:style-name="T7">protection from evil</text:span><text:span text:style-name="T5">), but the deflection and resistance bonuses and the protection from mental control apply regardless of enemies’ spell resistance.</text:span></text:p>
      <text:p text:style-name="P3"><text:span text:style-name="T5">This spell has an alternative version that you may choose when casting it. A </text:span><text:span text:style-name="T7">magic circle against evil </text:span><text:span text:style-name="T5">can be focused inward rather than outward. When focused inward, the spell binds a nongood called creature (such as those called by the </text:span><text:span text:style-name="T7">lesser planar binding, planar binding, </text:span><text:span text:style-name="T5">and </text:span><text:span text:style-name="T7">greater planar binding </text:span><text:span text:style-name="T5">spells) for a maximum of 24 hours per caster level, provided that you cast the spell that calls the creature within 1 round of casting the </text:span><text:span text:style-name="T7">magic circle</text:span><text:span text:style-name="T5">. The creature cannot cross the circle’s boundaries. If a creature too large to fit into the spell’s area is the subject of the spell, the spell acts as a normal </text:span><text:span text:style-name="T7">protection from evil </text:span><text:span text:style-name="T5">spell for that creature only.</text:span></text:p>
      <text:p text:style-name="P3"><text:span text:style-name="T5">A </text:span><text:span text:style-name="T7">magic circle </text:span><text:span text:style-name="T5">leaves much to be desired as a trap. If the circle of powdered silver laid down in the process of spellcasting is broken, the effect immediately ends. The trapped creature can do nothing that disturbs the circle, directly or indirectly, but other creatures can. If the called creature has spell resistance, it can test the trap once a day. If you fail to overcome its spell resistance, the creature breaks free, destroying the circle. A creature capable of any form of dimensional travel (</text:span><text:span text:style-name="T7">astral projection, blink, dimension door, etherealness, gate, plane shift, shadow walk, teleport, </text:span><text:span text:style-name="T5">and similar abilities) can simply leave the circle through that means. You can prevent the creature’s extradimensional escape by casting a </text:span><text:span text:style-name="T7">dimensional anchor </text:span><text:span text:style-name="T5">spell on it, but you must cast the spell before the creature acts. If you are successful, the </text:span><text:span text:style-name="T7">anchor </text:span><text:span text:style-name="T5">effect lasts as long as the </text:span><text:span text:style-name="T7">magic circle </text:span><text:span text:style-name="T5">does. The creature cannot reach across the </text:span><text:span text:style-name="T7">magic circle, </text:span><text:span text:style-name="T5">but its ranged attacks (ranged weapons, spells, magical abilities, and the like) can. The creature can attack any target it can reach with its ranged attacks except for the circle itself.</text:span></text:p>
      <text:p text:style-name="P3"><text:span text:style-name="T5">You can add a special diagram (a two-dimensional bounded figure with no gaps along its circumference, augmented with various magical sigils) to make the </text:span><text:span text:style-name="T7">magic circle </text:span><text:span text:style-name="T5">more secure. Drawing the diagram by hand takes 10 minutes and requires a DC 20 Spellcraft check. You do not know the result of this check. If the check fails, the diagram is ineffective. You can take 10 when drawing the diagram if you are under no particular time pressure to complete the task. This task also takes 10 full minutes. If time is no factor at all, and you devote 3 hours and 20 minutes to the task, you can take 20.</text:span></text:p>
      <text:p text:style-name="P3"><text:span text:style-name="T5">A successful diagram allows you to cast a </text:span><text:span text:style-name="T7">dimensional anchor </text:span><text:span text:style-name="T5">spell on the </text:span><text:span text:style-name="T7">magic circle </text:span><text:span text:style-name="T5">during the round before casting any summoning spell. The </text:span><text:span text:style-name="T7">anchor </text:span><text:span text:style-name="T5">holds any called creatures in the </text:span><text:span text:style-name="T7">magic circle </text:span><text:span text:style-name="T5">for 24 hours per caster level. A creature cannot use its spell resistance against a </text:span><text:span text:style-name="T7">magic circle </text:span><text:span text:style-name="T5">prepared with a diagram, and none of its abilities or attacks can cross the diagram. If the creature tries a Charisma check to break free of the trap (see the </text:span><text:span text:style-name="T7">lesser planar binding </text:span><text:span text:style-name="T5">spell), the DC increases by 5. The creature is immediately released if anything disturbs the diagram—even a straw laid across it. However, the creature itself cannot disturb the diagram either directly or indirectly, as noted above.</text:span></text:p>
      <text:p text:style-name="P3"><text:span text:style-name="T5">This spell is not cumulative with </text:span><text:span text:style-name="T7">protection from evil </text:span><text:span text:style-name="T5">and vice versa.</text:span></text:p>
      <text:p text:style-name="P3"><text:span text:style-name="T7">Arcane Material Component: </text:span><text:span text:style-name="T5">A little powdered silver with which you trace a 3-footdiameter circle on the floor (or ground) around the creature to be warded.</text:span></text:p>
      <text:p text:style-name="P5"/>
      <text:p text:style-name="P3"><text:span text:style-name="T4">Magic Circle against Good</text:span></text:p>
      <text:p text:style-name="P3"><text:span text:style-name="T5">Abjuration [Evil]</text:span></text:p>
      <text:p text:style-name="P3"><text:span text:style-name="T6">Level:</text:span><text:span text:style-name="T5"> Clr 3, Evil 3, Sor/Wiz 3</text:span></text:p>
      <text:p text:style-name="P3"><text:span text:style-name="T5">This spell functions like </text:span><text:span text:style-name="T7">magic circle against evil, </text:span><text:span text:style-name="T5">except that it is similar to </text:span><text:span text:style-name="T7">protection from good </text:span><text:span text:style-name="T5">instead of </text:span><text:span text:style-name="T7">protection from evil</text:span><text:span text:style-name="T5">, and it can imprison a nonevil called creature.</text:span></text:p>
      <text:p text:style-name="P5"/>
      <text:p text:style-name="P3"><text:span text:style-name="T4">Magic Circle against Law</text:span></text:p>
      <text:p text:style-name="P3"><text:span text:style-name="T5">Abjuration [Chaotic]</text:span></text:p>
      <text:p text:style-name="P3"><text:span text:style-name="T6">Level:</text:span><text:span text:style-name="T5"> Chaos 3, Clr 3, Sor/Wiz 3</text:span></text:p>
      <text:p text:style-name="P3"><text:soft-page-break/><text:span text:style-name="T5">This spell functions like </text:span><text:span text:style-name="T7">magic circle against evil, </text:span><text:span text:style-name="T5">except that it is similar to </text:span><text:span text:style-name="T7">protection from law </text:span><text:span text:style-name="T5">instead of </text:span><text:span text:style-name="T7">protection from evil</text:span><text:span text:style-name="T5">, and it can imprison a nonchaotic called creature.</text:span></text:p>
      <text:p text:style-name="P5"/>
      <text:p text:style-name="P3"><text:span text:style-name="T4">Magic Fang</text:span></text:p>
      <text:p text:style-name="P3"><text:span text:style-name="T5">Transmutation</text:span></text:p>
      <text:p text:style-name="P3"><text:span text:style-name="T6">Level:</text:span><text:span text:style-name="T5"> Drd 1, Rgr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Living creature touched</text:span></text:p>
      <text:p text:style-name="P3"><text:span text:style-name="T6">Duration:</text:span><text:span text:style-name="T5"> 1 min./level</text:span></text:p>
      <text:p text:style-name="P3"><text:span text:style-name="T6">Saving Throw: </text:span><text:span text:style-name="T5">Will negates (harmless)</text:span></text:p>
      <text:p text:style-name="P3"><text:span text:style-name="T6">Spell Resistance:</text:span><text:span text:style-name="T5"> Yes (harmless)</text:span></text:p>
      <text:p text:style-name="P3"><text:span text:style-name="T7">Magic fang </text:span><text:span text:style-name="T5">gives one natural weapon of the subject a +1 enhancement bonus on attack and damage rolls. The spell can affect a slam attack, fist, bite, or other natural weapon. (The spell does not change an unarmed strike’s damage from nonlethal damage to lethal damage.)</text:span></text:p>
      <text:p text:style-name="P3"><text:span text:style-name="T7">Magic fang </text:span><text:span text:style-name="T5">can be made permanent with a </text:span><text:span text:style-name="T7">permanency </text:span><text:span text:style-name="T5">spell.</text:span></text:p>
      <text:p text:style-name="P5"/>
      <text:p text:style-name="P3"><text:span text:style-name="T4">Magic Fang, Greater</text:span></text:p>
      <text:p text:style-name="P3"><text:span text:style-name="T5">Transmutation</text:span></text:p>
      <text:p text:style-name="P3"><text:span text:style-name="T6">Level:</text:span><text:span text:style-name="T5"> Drd 3, Rgr 3</text:span></text:p>
      <text:p text:style-name="P3"><text:span text:style-name="T6">Range:</text:span><text:span text:style-name="T5"> Close (25 ft. + 5 ft./2 levels)</text:span></text:p>
      <text:p text:style-name="P3"><text:span text:style-name="T6">Target:</text:span><text:span text:style-name="T5"> One living creature</text:span></text:p>
      <text:p text:style-name="P3"><text:span text:style-name="T6">Duration:</text:span><text:span text:style-name="T5"> 1 hour/level</text:span></text:p>
      <text:p text:style-name="P3"><text:soft-page-break/><text:span text:style-name="T5">This spell functions like </text:span><text:span text:style-name="T7">magic fang</text:span><text:span text:style-name="T5">, except that the enhancement bonus on attack and damage rolls is +1 per four caster levels (maximum +5).</text:span></text:p>
      <text:p text:style-name="P3"><text:span text:style-name="T5">Alternatively, you may imbue all of the creature’s natural weapons with a +1 enhancement bonus (regardless of your caster level).</text:span></text:p>
      <text:p text:style-name="P3"><text:span text:style-name="T7">Greater magic fang </text:span><text:span text:style-name="T5">can be made permanent with a </text:span><text:span text:style-name="T7">permanency </text:span><text:span text:style-name="T5">spell.</text:span></text:p>
      <text:p text:style-name="P5"/>
      <text:p text:style-name="P3"><text:span text:style-name="T4">Magic Jar</text:span></text:p>
      <text:p text:style-name="P3"><text:span text:style-name="T5">Necromancy</text:span></text:p>
      <text:p text:style-name="P3"><text:span text:style-name="T6">Level:</text:span><text:span text:style-name="T5"> Sor/Wiz 5</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text:span><text:span text:style-name="T5"> Medium (100 ft. + 10 ft./level)</text:span></text:p>
      <text:p text:style-name="P3"><text:span text:style-name="T6">Target:</text:span><text:span text:style-name="T5"> One creature</text:span></text:p>
      <text:p text:style-name="P3"><text:span text:style-name="T6">Duration:</text:span><text:span text:style-name="T5"> 1 hour/level or until you return to your body</text:span></text:p>
      <text:p text:style-name="P3"><text:span text:style-name="T6">Saving Throw: </text:span><text:span text:style-name="T5">Will negates; see text</text:span></text:p>
      <text:p text:style-name="P3"><text:span text:style-name="T6">Spell Resistance:</text:span><text:span text:style-name="T5"> Yes</text:span></text:p>
      <text:p text:style-name="P3"><text:span text:style-name="T5">By casting </text:span><text:span text:style-name="T7">magic jar, </text:span><text:span text:style-name="T5">you place your soul in a gem or large crystal (known as the </text:span><text:span text:style-name="T7">magic jar</text:span><text:span text:style-name="T5">), leaving your body lifeless. Then you can attempt to take control of a nearby body, forcing its soul into the </text:span><text:span text:style-name="T7">magic jar. </text:span><text:span text:style-name="T5">You may move back to the jar (thereby returning the trapped soul to its body) and attempt to possess another body. The spell ends when you send your soul back to your own body, leaving the receptacle empty.</text:span></text:p>
      <text:p text:style-name="P3"><text:span text:style-name="T5">To cast the spell, the </text:span><text:span text:style-name="T7">magic jar </text:span><text:span text:style-name="T5">must be within spell range and you must know where it is, though you do not need line of sight or line of effect to it. When you transfer your soul upon casting, your body is, as near as anyone can tell, dead. </text:span></text:p>
      <text:p text:style-name="P3"><text:span text:style-name="T5">While in the </text:span><text:span text:style-name="T7">magic jar, </text:span><text:span text:style-name="T5">you can sense and attack any life force within 10 feet per caster level (and on the same plane of existence). You do need line of effect from the jar to the creatures. You cannot determine the exact creature types or positions of these creatures. In a group of life forces, you can sense a difference of 4 or more Hit Dice between one creature and another and can determine whether a life force is powered by positive or negative energy. (Undead creatures are powered by negative energy. Only sentient undead creatures have, or are, souls.)</text:span></text:p>
      <text:p text:style-name="P3"><text:span text:style-name="T5">You could choose to take over either a stronger or a weaker creature, but which particular stronger or weaker creature you attempt to possess is determined randomly.</text:span></text:p>
      <text:p text:style-name="P3"><text:span text:style-name="T5">Attempting to possess a body is a full-round action. It is blocked by </text:span><text:span text:style-name="T7">protection from evil </text:span><text:span text:style-name="T5">or a similar ward. You possess the body and force the creature’s soul into the </text:span><text:span text:style-name="T7">magic jar </text:span><text:span text:style-name="T5">unless the subject succeeds on a Will save. Failure to take over the host leaves your life force in the </text:span><text:span text:style-name="T7">magic jar, </text:span><text:span text:style-name="T5">and the target automatically succeeds on further saving throws if you attempt to possess its body again.</text:span></text:p>
      <text:p text:style-name="P3"><text:span text:style-name="T5">If you are successful, your life force occupies the host body, and the host’s life force is imprisoned in the </text:span><text:span text:style-name="T7">magic jar. </text:span><text:span text:style-name="T5">You keep your Intelligence, Wisdom, Charisma, level, class, base attack bonus, base save bonuses, alignment, and mental abilities. The body retains its Strength, Dexterity, Constitution, hit points, natural abilities, and automatic abilities. A body with extra limbs does not allow you to make more attacks (or more advantageous two-weapon attacks) than normal. You can’t choose to activate the body’s extraordinary or supernatural abilities. The creature’s spells and spell-like abilities do not stay with the body.</text:span></text:p>
      <text:p text:style-name="P3"><text:span text:style-name="T5">As a standard action, you can shift freely from a host to the </text:span><text:span text:style-name="T7">magic jar </text:span><text:span text:style-name="T5">if within range, sending the trapped soul back to its body. The spell ends when you shift from the jar to your own body.</text:span></text:p>
      <text:p text:style-name="P3"><text:soft-page-break/><text:span text:style-name="T5">If the host body is slain, you return to the </text:span><text:span text:style-name="T7">magic jar, </text:span><text:span text:style-name="T5">if within range, and the life force of the host departs (it is dead). If the host body is slain beyond the range of the spell, both you and the host die. Any life force with nowhere to go is treated as slain.</text:span></text:p>
      <text:p text:style-name="P3"><text:span text:style-name="T5">If the spell ends while you are in the </text:span><text:span text:style-name="T7">magic jar, </text:span><text:span text:style-name="T5">you return to your body (or die if your body is out of range or destroyed). If the spell ends while you are in a host, you return to your body (or die, if it is out of range of your current position), and the soul in the </text:span><text:span text:style-name="T7">magic jar </text:span><text:span text:style-name="T5">returns to its body (or dies if it is out of range). Destroying the receptacle ends the spell, and the spell can be dispelled at either the </text:span><text:span text:style-name="T7">magic jar </text:span><text:span text:style-name="T5">or at the host’s location.</text:span></text:p>
      <text:p text:style-name="P3"><text:span text:style-name="T7">Focus: </text:span><text:span text:style-name="T5">A gem or crystal worth at least 100 gp.</text:span></text:p>
      <text:p text:style-name="P5"/>
      <text:p text:style-name="P3"><text:span text:style-name="T4">Magic Missile</text:span></text:p>
      <text:p text:style-name="P3"><text:span text:style-name="T5">Evocation [Force]</text:span></text:p>
      <text:p text:style-name="P3"><text:span text:style-name="T6">Level:</text:span><text:span text:style-name="T5"> Sor/Wiz 1</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s:</text:span><text:span text:style-name="T5"> Up to five creatures, no two of which can be more than 15 ft. apart</text:span></text:p>
      <text:p text:style-name="P3"><text:span text:style-name="T6">Duration:</text:span><text:span text:style-name="T5"> Instantaneous</text:span></text:p>
      <text:p text:style-name="P3"><text:span text:style-name="T6">Saving Throw:</text:span><text:span text:style-name="T5"> None</text:span></text:p>
      <text:p text:style-name="P3"><text:span text:style-name="T6">Spell Resistance:</text:span><text:span text:style-name="T5"> Yes</text:span></text:p>
      <text:p text:style-name="P3"><text:span text:style-name="T5">A missile of magical energy darts forth from your fingertip and strikes its target, dealing 1d4+1 points of force damage.</text:span></text:p>
      <text:p text:style-name="P3"><text:span text:style-name="T5">The missile strikes unerringly, even if the target is in melee combat or has less than total cover or total concealment. Specific parts of a creature can’t be singled out. Inanimate objects are not damaged by the spell.</text:span></text:p>
      <text:p text:style-name="P3"><text:span text:style-name="T5">For every two caster levels beyond 1st, you gain an additional missile—two at 3rd level, three at 5th, four at 7th, and the maximum of five missiles at 9th level or higher. If you shoot multiple missiles, you can have them strike a single creature or several creatures. A single missile can strike only one creature. You must designate targets before you check for spell resistance or roll damage.</text:span></text:p>
      <text:p text:style-name="P5"/>
      <text:p text:style-name="P3"><text:span text:style-name="T4">Magic Mouth</text:span></text:p>
      <text:p text:style-name="P3"><text:span text:style-name="T5">Illusion (Glamer)</text:span></text:p>
      <text:p text:style-name="P3"><text:span text:style-name="T6">Level:</text:span><text:span text:style-name="T5"> Brd 1, Sor/Wiz 2</text:span></text:p>
      <text:p text:style-name="P3"><text:soft-page-break/><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creature or object</text:span></text:p>
      <text:p text:style-name="P3"><text:span text:style-name="T6">Duration:</text:span><text:span text:style-name="T5"> Permanent until discharged</text:span></text:p>
      <text:p text:style-name="P3"><text:span text:style-name="T6">Saving Throw: </text:span><text:span text:style-name="T5">Will negates (object)</text:span></text:p>
      <text:p text:style-name="P3"><text:span text:style-name="T6">Spell Resistance:</text:span><text:span text:style-name="T5"> Yes (object)</text:span></text:p>
      <text:p text:style-name="P3"><text:span text:style-name="T5">This spell imbues the chosen object or creature with an enchanted mouth that suddenly appears and speaks its message the next time a specified event occurs. The message, which must be twenty-five or fewer words long, can be in any language known by you and can be delivered over a period of 10 minutes. The mouth cannot utter verbal components, use command words, or activate magical effects. It does, however, move according to the words articulated; if it were placed upon a statue, the mouth of the statue would move and appear to speak. Of course, </text:span><text:span text:style-name="T7">magic mouth </text:span><text:span text:style-name="T5">can be placed upon a tree, rock, or any other object or creature.</text:span></text:p>
      <text:p text:style-name="P3"><text:span text:style-name="T5">The spell functions when specific conditions are fulfilled according to your command as set in the spell. Commands can be as general or as detailed as desired, although only visual and audible triggers can be used. Triggers react to what appears to be the case. Disguises and illusions can fool them. Normal darkness does not defeat a visual trigger, but magical </text:span><text:span text:style-name="T7">darkness </text:span><text:span text:style-name="T5">or </text:span><text:span text:style-name="T7">invisibility </text:span><text:span text:style-name="T5">does. Silent movement or magical </text:span><text:span text:style-name="T7">silence </text:span><text:span text:style-name="T5">defeats audible triggers. Audible triggers can be keyed to general types of noises or to a specific noise or spoken word. Actions can serve as triggers if they are visible or audible. A </text:span><text:span text:style-name="T7">magic mouth </text:span><text:span text:style-name="T5">cannot distinguish alignment, level, Hit Dice, or class except by external garb.</text:span></text:p>
      <text:p text:style-name="P3"><text:span text:style-name="T5">The range limit of a trigger is 15 feet per caster level, so a 6th-level caster can command a </text:span><text:span text:style-name="T7">magic mouth </text:span><text:span text:style-name="T5">to respond to triggers as far as 90 feet away. Regardless of range, the mouth can respond only to visible or audible triggers and actions in line of sight or within hearing distance.</text:span></text:p>
      <text:p text:style-name="P3"><text:span text:style-name="T7">Magic mouth </text:span><text:span text:style-name="T5">can be made permanent with a </text:span><text:span text:style-name="T7">permanency </text:span><text:span text:style-name="T5">spell.</text:span></text:p>
      <text:p text:style-name="P3"><text:span text:style-name="T7">Material Component: </text:span><text:span text:style-name="T5">A small bit of honeycomb and jade dust worth 10 gp.</text:span></text:p>
      <text:p text:style-name="P5"/>
      <text:p text:style-name="P3"><text:span text:style-name="T4">Magic Stone</text:span></text:p>
      <text:p text:style-name="P3"><text:span text:style-name="T5">Transmutation</text:span></text:p>
      <text:p text:style-name="P3"><text:span text:style-name="T6">Level:</text:span><text:span text:style-name="T5"> Clr 1, Drd 1, Earth 1</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s:</text:span><text:span text:style-name="T5"> Up to three pebbles touched</text:span></text:p>
      <text:p text:style-name="P3"><text:span text:style-name="T6">Duration:</text:span><text:span text:style-name="T5"> 30 minutes or until discharged</text:span></text:p>
      <text:p text:style-name="P3"><text:soft-page-break/><text:span text:style-name="T6">Saving Throw: </text:span><text:span text:style-name="T5">Will negates (harmless, object)</text:span></text:p>
      <text:p text:style-name="P3"><text:span text:style-name="T6">Spell Resistance:</text:span><text:span text:style-name="T5"> Yes (harmless, object)</text:span></text:p>
      <text:p text:style-name="P3"><text:span text:style-name="T5">You transmute as many as three pebbles, which can be no larger than sling bullets, so that they strike with great force when thrown or slung. If hurled, they have a range increment of 20 feet. If slung, treat them as sling bullets (range increment 50 feet). The spell gives them a +1 enhancement bonus on attack and damage rolls. The user of the stones makes a normal ranged attack</text:span><text:span text:style-name="T7">. </text:span><text:span text:style-name="T5">Each stone that hits deals 1d6+1 points of damage (including the spell’s enhancement bonus), or 2d6+2 points against undead.</text:span></text:p>
      <text:p text:style-name="P5"/>
      <text:p text:style-name="P3"><text:span text:style-name="T4">Magic Vestment</text:span></text:p>
      <text:p text:style-name="P3"><text:span text:style-name="T5">Transmutation</text:span></text:p>
      <text:p text:style-name="P3"><text:span text:style-name="T6">Level:</text:span><text:span text:style-name="T5"> Clr 3, Strength 3, War 3</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Armor or shield touched</text:span></text:p>
      <text:p text:style-name="P3"><text:span text:style-name="T6">Duration:</text:span><text:span text:style-name="T5"> 1 hour/level</text:span></text:p>
      <text:p text:style-name="P3"><text:span text:style-name="T6">Saving Throw: </text:span><text:span text:style-name="T5">Will negates (harmless, object)</text:span></text:p>
      <text:p text:style-name="P3"><text:span text:style-name="T6">Spell Resistance:</text:span><text:span text:style-name="T5"> Yes (harmless, object)</text:span></text:p>
      <text:p text:style-name="P3"><text:span text:style-name="T5">You imbue a suit of armor or a shield with an enhancement bonus of +1 per four caster levels (maximum +5 at 20th level).</text:span></text:p>
      <text:p text:style-name="P3"><text:span text:style-name="T5">An outfit of regular clothing counts as armor that grants no AC bonus for the purpose of this spell.</text:span></text:p>
      <text:p text:style-name="P5"/>
      <text:p text:style-name="P3"><text:span text:style-name="T4">Magic Weapon</text:span></text:p>
      <text:p text:style-name="P3"><text:span text:style-name="T5">Transmutation</text:span></text:p>
      <text:p text:style-name="P3"><text:span text:style-name="T6">Level:</text:span><text:span text:style-name="T5"> Clr 1, Pal 1, Sor/Wiz 1, War 1</text:span></text:p>
      <text:p text:style-name="P3"><text:span text:style-name="T6">Components:</text:span><text:span text:style-name="T5"> V, S, DF</text:span></text:p>
      <text:p text:style-name="P3"><text:soft-page-break/><text:span text:style-name="T6">Casting Time:</text:span><text:span text:style-name="T5"> 1 standard action</text:span></text:p>
      <text:p text:style-name="P3"><text:span text:style-name="T6">Range:</text:span><text:span text:style-name="T5"> Touch</text:span></text:p>
      <text:p text:style-name="P3"><text:span text:style-name="T6">Target: </text:span><text:span text:style-name="T5">Weapon touched</text:span></text:p>
      <text:p text:style-name="P3"><text:span text:style-name="T6">Duration:</text:span><text:span text:style-name="T5"> 1 min./level</text:span></text:p>
      <text:p text:style-name="P3"><text:span text:style-name="T6">Saving Throw: </text:span><text:span text:style-name="T5">Will negates (harmless, object)</text:span></text:p>
      <text:p text:style-name="P3"><text:span text:style-name="T6">Spell Resistance:</text:span><text:span text:style-name="T5"> Yes (harmless, object)</text:span></text:p>
      <text:p text:style-name="P3"><text:span text:style-name="T7">Magic weapon </text:span><text:span text:style-name="T5">gives a weapon a +1 enhancement bonus on attack and damage rolls. (An enhancement bonus does not stack with a masterwork weapon’s +1 bonus on attack rolls.)</text:span></text:p>
      <text:p text:style-name="P3"><text:span text:style-name="T5">You can’t cast this spell on a natural weapon, such as an unarmed strike (instead, see </text:span><text:span text:style-name="T7">magic fang</text:span><text:span text:style-name="T5">). A monk’s unarmed strike is considered a weapon, and thus it can be enhanced by this spell.</text:span></text:p>
      <text:p text:style-name="P5"/>
      <text:p text:style-name="P3"><text:span text:style-name="T4">Magic Weapon, Greater</text:span></text:p>
      <text:p text:style-name="P3"><text:span text:style-name="T5">Transmutation</text:span></text:p>
      <text:p text:style-name="P3"><text:span text:style-name="T6">Level:</text:span><text:span text:style-name="T5"> Clr 4, Pal 3, Sor/Wiz 3</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weapon or fifty projectiles (all of which must be in contact with each other at the time of casting)</text:span></text:p>
      <text:p text:style-name="P3"><text:span text:style-name="T6">Duration:</text:span><text:span text:style-name="T5"> 1 hour/level</text:span></text:p>
      <text:p text:style-name="P3"><text:span text:style-name="T6">Saving Throw: </text:span><text:span text:style-name="T5">Will negates (harmless, object)</text:span></text:p>
      <text:p text:style-name="P3"><text:span text:style-name="T6">Spell Resistance:</text:span><text:span text:style-name="T5"> Yes (harmless, object)</text:span></text:p>
      <text:p text:style-name="P3"><text:span text:style-name="T5">This spell functions like </text:span><text:span text:style-name="T7">magic weapon, </text:span><text:span text:style-name="T5">except that it gives a weapon an enhancement bonus on attack and damage rolls of +1 per four caster levels (maximum +5).</text:span></text:p>
      <text:p text:style-name="P3"><text:span text:style-name="T5">Alternatively, you can affect as many as fifty arrows, bolts, or bullets. The projectiles must be of the same kind, and they have to be together (in the same quiver or other container). Projectiles, but not thrown weapons, lose their transmutation when used. (Treat shuriken as projectiles, rather than as thrown weapons, for the purpose of this spell.)</text:span></text:p>
      <text:p text:style-name="P3"><text:soft-page-break/><text:span text:style-name="T7">Arcane Material Component: </text:span><text:span text:style-name="T5">Powdered lime and carbon.</text:span></text:p>
      <text:p text:style-name="P5"/>
      <text:p text:style-name="P3"><text:span text:style-name="T4">Major Creation</text:span></text:p>
      <text:p text:style-name="P3"><text:span text:style-name="T5">Conjuration (Creation)</text:span></text:p>
      <text:p text:style-name="P3"><text:span text:style-name="T6">Level:</text:span><text:span text:style-name="T5"> Sor/Wiz 5</text:span></text:p>
      <text:p text:style-name="P3"><text:span text:style-name="T6">Casting Time:</text:span><text:span text:style-name="T5"> 10 minutes</text:span></text:p>
      <text:p text:style-name="P3"><text:span text:style-name="T6">Range:</text:span><text:span text:style-name="T5"> Close (25 ft. + 5 ft./2 levels)</text:span></text:p>
      <text:p text:style-name="P3"><text:span text:style-name="T6">Duration:</text:span><text:span text:style-name="T5"> See text</text:span></text:p>
      <text:p text:style-name="P3"><text:span text:style-name="T5">This spell functions like </text:span><text:span text:style-name="T7">minor creation, </text:span><text:span text:style-name="T5">except that you can also create an object of mineral nature: stone, crystal, metal, or the like. The duration of the created item varies with its relative hardness and rarity, as indicated on the following table.</text:span></text:p>
      <table:table table:name="Table1" table:style-name="Table1">
        <table:table-column table:style-name="Table1.A"/>
        <table:table-column table:style-name="Table1.B"/>
        <table:table-row table:style-name="Table1.1">
          <table:table-cell table:style-name="Table1.A1" office:value-type="string">
            <text:h text:style-name="P1" text:outline-level="2"><text:span text:style-name="T2">Hardness and Rarity Examples</text:span></text:h>
          </table:table-cell>
          <table:table-cell table:style-name="Table1.A1" office:value-type="string">
            <text:h text:style-name="P1" text:outline-level="2"><text:span text:style-name="T2">Duration</text:span></text:h>
          </table:table-cell>
        </table:table-row>
        <table:table-row table:style-name="Table1.1">
          <table:table-cell table:style-name="Table1.A2" office:value-type="string">
            <text:p text:style-name="P7"><text:span text:style-name="T5">Vegetable matter</text:span></text:p>
          </table:table-cell>
          <table:table-cell table:style-name="Table1.A2" office:value-type="string">
            <text:p text:style-name="P7"><text:span text:style-name="T5">2 hr./level</text:span></text:p>
          </table:table-cell>
        </table:table-row>
        <table:table-row table:style-name="Table1.1">
          <table:table-cell table:style-name="Table1.A2" office:value-type="string">
            <text:p text:style-name="P3"><text:span text:style-name="T5">Stone, crystal, base metals</text:span></text:p>
          </table:table-cell>
          <table:table-cell table:style-name="Table1.A2" office:value-type="string">
            <text:p text:style-name="P3"><text:span text:style-name="T5">1 hr./level</text:span></text:p>
          </table:table-cell>
        </table:table-row>
        <table:table-row table:style-name="Table1.1">
          <table:table-cell table:style-name="Table1.A2" office:value-type="string">
            <text:p text:style-name="P3"><text:span text:style-name="T5">Precious metals</text:span></text:p>
          </table:table-cell>
          <table:table-cell table:style-name="Table1.A2" office:value-type="string">
            <text:p text:style-name="P3"><text:span text:style-name="T5">20 min./level</text:span></text:p>
          </table:table-cell>
        </table:table-row>
        <table:table-row table:style-name="Table1.1">
          <table:table-cell table:style-name="Table1.A2" office:value-type="string">
            <text:p text:style-name="P3"><text:span text:style-name="T5">Gems</text:span></text:p>
          </table:table-cell>
          <table:table-cell table:style-name="Table1.A2" office:value-type="string">
            <text:p text:style-name="P3"><text:span text:style-name="T5">10 min./level</text:span></text:p>
          </table:table-cell>
        </table:table-row>
        <table:table-row table:style-name="Table1.1">
          <table:table-cell table:style-name="Table1.A2" office:value-type="string">
            <text:p text:style-name="P3"><text:span text:style-name="T5">Rare metal</text:span><text:span text:style-name="T8">1</text:span></text:p>
          </table:table-cell>
          <table:table-cell table:style-name="Table1.A2" office:value-type="string">
            <text:p text:style-name="P3"><text:span text:style-name="T5">1 round/level</text:span></text:p>
          </table:table-cell>
        </table:table-row>
        <table:table-row table:style-name="Table1.7">
          <table:table-cell table:style-name="Table1.A7" table:number-columns-spanned="2" office:value-type="string">
            <text:p text:style-name="P7"><text:span text:style-name="T5">1 Includes adamantine, alchemical silver, and mithral. You can’t use major creation to create a cold iron item.</text:span></text:p>
          </table:table-cell>
          <table:covered-table-cell/>
        </table:table-row>
      </table:table>
      <text:p text:style-name="P5"/>
      <text:p text:style-name="P3"><text:span text:style-name="T4">Major Image</text:span></text:p>
      <text:p text:style-name="P3"><text:span text:style-name="T5">Illusion (Figment)</text:span></text:p>
      <text:p text:style-name="P3"><text:span text:style-name="T6">Level:</text:span><text:span text:style-name="T5"> Brd 3, Sor/Wiz 3</text:span></text:p>
      <text:p text:style-name="P3"><text:span text:style-name="T6">Duration:</text:span><text:span text:style-name="T5"> Concentration + 3 rounds</text:span></text:p>
      <text:p text:style-name="P3"><text:soft-page-break/><text:span text:style-name="T5">This spell functions like </text:span><text:span text:style-name="T7">silent image, </text:span><text:span text:style-name="T5">except that sound, smell, and thermal illusions are included in the spell effect. While concentrating, you can move the image within the range. </text:span></text:p>
      <text:p text:style-name="P3"><text:span text:style-name="T5">The image disappears when struck by an opponent unless you cause the illusion to react appropriately.</text:span></text:p>
      <text:p text:style-name="P5"/>
      <text:p text:style-name="P3"><text:span text:style-name="T4">Make Whole</text:span></text:p>
      <text:p text:style-name="P3"><text:span text:style-name="T5">Transmutation</text:span></text:p>
      <text:p text:style-name="P3"><text:span text:style-name="T6">Level:</text:span><text:span text:style-name="T5"> Clr 2</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object of up to 10 cu. ft./ level</text:span></text:p>
      <text:p text:style-name="P3"><text:span text:style-name="T5">This spell functions like </text:span><text:span text:style-name="T7">mending, </text:span><text:span text:style-name="T5">except that </text:span><text:span text:style-name="T7">make whole </text:span><text:span text:style-name="T5">completely repairs an object made of any substance, even one with multiple breaks, to be as strong as new. The spell does not restore the magical abilities of a broken magic item made whole, and it cannot mend broken magic rods, staffs, or wands. The spell does not repair items that have been warped, burned, disintegrated, ground to powder, melted, or vaporized, nor does it affect creatures (including constructs).</text:span></text:p>
      <text:p text:style-name="P5"/>
      <text:p text:style-name="P3"><text:span text:style-name="T4">Mark of Justice</text:span></text:p>
      <text:p text:style-name="P3"><text:span text:style-name="T5">Necromancy</text:span></text:p>
      <text:p text:style-name="P3"><text:span text:style-name="T6">Level:</text:span><text:span text:style-name="T5"> Clr 5, Pal 4</text:span></text:p>
      <text:p text:style-name="P3"><text:span text:style-name="T6">Components:</text:span><text:span text:style-name="T5"> V, S, DF</text:span></text:p>
      <text:p text:style-name="P3"><text:span text:style-name="T6">Casting Time:</text:span><text:span text:style-name="T5"> 10 minutes</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Permanent; see text</text:span></text:p>
      <text:p text:style-name="P3"><text:span text:style-name="T6">Saving Throw:</text:span><text:span text:style-name="T5"> None</text:span></text:p>
      <text:p text:style-name="P3"><text:span text:style-name="T6">Spell Resistance:</text:span><text:span text:style-name="T5"> Yes</text:span></text:p>
      <text:p text:style-name="P3"><text:soft-page-break/><text:span text:style-name="T5">You draw an indelible mark on the subject and state some behavior on the part of the subject that will activate the mark. When activated, the mark curses the subject. Typically, you designate some sort of criminal behavior that activates the mark, but you can pick any act you please. The effect of the mark is identical with the effect of </text:span><text:span text:style-name="T7">bestow curse</text:span><text:span text:style-name="T5">.</text:span></text:p>
      <text:p text:style-name="P3"><text:span text:style-name="T5">Since this spell takes 10 minutes to cast and involves writing on the target, you can cast it only on a creature that is willing or restrained.</text:span></text:p>
      <text:p text:style-name="P3"><text:span text:style-name="T5">Like the effect of </text:span><text:span text:style-name="T7">bestow curse</text:span><text:span text:style-name="T5">, a </text:span><text:span text:style-name="T7">mark of justice </text:span><text:span text:style-name="T5">cannot be dispelled, but it can be removed with a </text:span><text:span text:style-name="T7">break enchantment</text:span><text:span text:style-name="T5">, </text:span><text:span text:style-name="T7">limited wish</text:span><text:span text:style-name="T5">, </text:span><text:span text:style-name="T7">miracle</text:span><text:span text:style-name="T5">, </text:span><text:span text:style-name="T7">remove curse</text:span><text:span text:style-name="T5">, or </text:span><text:span text:style-name="T7">wish </text:span><text:span text:style-name="T5">spell. </text:span><text:span text:style-name="T7">Remove curse </text:span><text:span text:style-name="T5">works only if its caster level is equal to or higher than your </text:span><text:span text:style-name="T7">mark of justice </text:span><text:span text:style-name="T5">caster level. These restrictions apply regardless of whether the mark has activated.</text:span></text:p>
      <text:p text:style-name="P5"/>
      <text:p text:style-name="P3"><text:span text:style-name="T4">Mass (Spell Name)</text:span></text:p>
      <text:p text:style-name="P3"><text:span text:style-name="T5">Any spell whose name begins with </text:span><text:span text:style-name="T7">mass </text:span><text:span text:style-name="T5">is alphabetized in this chapter according to the second word of the spell name. Thus, the description of a </text:span><text:span text:style-name="T7">mass </text:span><text:span text:style-name="T5">spell appears near the description of the spell on which it is based. Spell chains that have </text:span><text:span text:style-name="T7">mass </text:span><text:span text:style-name="T5">spells in them include those based on the spells </text:span><text:span text:style-name="T7">bear’s endurance, bull’s strength, cat’s grace, charm monster, cure critical wounds, cure light wounds, cure moderate wounds, cure serious wounds, eagle’s splendor, enlarge person, fox’s cunning, heal, hold monster, hold person, inflict critical wounds, inflict light wounds, inflict moderate wounds, inflict serious wounds, invisibility, owl’s wisdom, reduce person, </text:span><text:span text:style-name="T5">and </text:span><text:span text:style-name="T7">suggestion.</text:span></text:p>
      <text:p text:style-name="P5"/>
      <text:p text:style-name="P3"><text:span text:style-name="T4">Maze</text:span></text:p>
      <text:p text:style-name="P3"><text:span text:style-name="T5">Conjuration (Teleportation)</text:span></text:p>
      <text:p text:style-name="P3"><text:span text:style-name="T6">Level:</text:span><text:span text:style-name="T5"> Sor/Wiz 8</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creature</text:span></text:p>
      <text:p text:style-name="P3"><text:span text:style-name="T6">Duration:</text:span><text:span text:style-name="T5"> See text</text:span></text:p>
      <text:p text:style-name="P3"><text:span text:style-name="T6">Saving Throw:</text:span><text:span text:style-name="T5"> None</text:span></text:p>
      <text:p text:style-name="P3"><text:span text:style-name="T6">Spell Resistance:</text:span><text:span text:style-name="T5"> Yes</text:span></text:p>
      <text:p text:style-name="P3"><text:span text:style-name="T5">You banish the subject into an extradimensional labyrinth of force planes. Each round on its turn, it may attempt a DC 20 Intelligence check to escape the labyrinth as a full-round action. If the subject doesn’t escape, the maze disappears after 10 minutes, forcing the subject to leave.</text:span></text:p>
      <text:p text:style-name="P3"><text:span text:style-name="T5">On escaping or leaving the maze, the subject reappears where it had been when the </text:span><text:span text:style-name="T7">maze </text:span><text:span text:style-name="T5">spell was cast. If this location is filled with a solid object, the subject appears in the nearest open space. Spells and abilities that move a creature within a plane, such as </text:span><text:span text:style-name="T7">teleport </text:span><text:span text:style-name="T5">and </text:span><text:span text:style-name="T7">dimension door, </text:span><text:span text:style-name="T5">do not help a creature escape a </text:span><text:span text:style-name="T7">maze </text:span><text:span text:style-name="T5">spell, although a </text:span><text:span text:style-name="T7">plane shift </text:span><text:span text:style-name="T5">spell allows it to exit to whatever plane is designated in that spell. Minotaurs are not affected by this spell.</text:span></text:p>
      <text:p text:style-name="P5"/>
      <text:p text:style-name="P3"><text:span text:style-name="T4">Meld into Stone</text:span></text:p>
      <text:p text:style-name="P3"><text:soft-page-break/><text:span text:style-name="T5">Transmutation [Earth]</text:span></text:p>
      <text:p text:style-name="P3"><text:span text:style-name="T6">Level:</text:span><text:span text:style-name="T5"> Clr 3, Drd 3</text:span></text:p>
      <text:p text:style-name="P3"><text:span text:style-name="T6">Components:</text:span><text:span text:style-name="T5"> V, S, DF</text:span></text:p>
      <text:p text:style-name="P3"><text:span text:style-name="T6">Casting Time:</text:span><text:span text:style-name="T5"> 1 standard action</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0 min./level</text:span></text:p>
      <text:p text:style-name="P3"><text:span text:style-name="T7">Meld into stone </text:span><text:span text:style-name="T5">enables you to meld your body and possessions into a single block of stone. The stone must be large enough to accommodate your body in all three dimensions. When the casting is complete, you and not more than 100 pounds of nonliving gear merge with the stone. If either condition is violated, the spell fails and is wasted.</text:span></text:p>
      <text:p text:style-name="P3"><text:span text:style-name="T5">While in the stone, you remain in contact, however tenuous, with the face of the stone through which you melded. You remain aware of the passage of time and can cast spells on yourself while hiding in the stone. Nothing that goes on outside the stone can be seen, but you can still hear what happens around you. Minor physical damage to the stone does not harm you, but its partial destruction (to the extent that you no longer fit within it) expels you and deals you 5d6 points of damage. The stone’s complete destruction expels you and slays you instantly unless you make a DC 18 Fortitude save.</text:span></text:p>
      <text:p text:style-name="P3"><text:span text:style-name="T5">Any time before the duration expires, you can step out of the stone through the surface that you entered. If the spell’s duration expires or the effect is dispelled before you voluntarily exit the stone, you are violently expelled and take 5d6 points of damage.</text:span></text:p>
      <text:p text:style-name="P3"><text:span text:style-name="T5">The following spells harm you if cast upon the stone that you are occupying: </text:span><text:span text:style-name="T7">Stone to flesh </text:span><text:span text:style-name="T5">expels you and deals you 5d6 points of damage. </text:span><text:span text:style-name="T7">Stone shape </text:span><text:span text:style-name="T5">deals you 3d6 points of damage but does not expel you. </text:span><text:span text:style-name="T7">Transmute rock to mud </text:span><text:span text:style-name="T5">expels you and then slays you instantly unless you make a DC 18 Fortitude save, in which case you are merely expelled. Finally, </text:span><text:span text:style-name="T7">passwall </text:span><text:span text:style-name="T5">expels you without damage.</text:span></text:p>
      <text:p text:style-name="P5"/>
      <text:p text:style-name="P3"><text:span text:style-name="T4">Mending</text:span></text:p>
      <text:p text:style-name="P3"><text:span text:style-name="T5">Transmutation</text:span></text:p>
      <text:p text:style-name="P3"><text:span text:style-name="T6">Level:</text:span><text:span text:style-name="T5"> Brd 0, Clr 0, Drd 0, Sor/Wiz 0</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10 ft.</text:span></text:p>
      <text:p text:style-name="P3"><text:span text:style-name="T6">Target:</text:span><text:span text:style-name="T5"> One object of up to 1 lb.</text:span></text:p>
      <text:p text:style-name="P3"><text:span text:style-name="T6">Duration:</text:span><text:span text:style-name="T5"> Instantaneous</text:span></text:p>
      <text:p text:style-name="P3"><text:span text:style-name="T6">Saving Throw: </text:span><text:span text:style-name="T5">Will negates (harmless, object)</text:span></text:p>
      <text:p text:style-name="P3"><text:soft-page-break/><text:span text:style-name="T6">Spell Resistance:</text:span><text:span text:style-name="T5"> Yes (harmless, object)</text:span></text:p>
      <text:p text:style-name="P3"><text:span text:style-name="T7">Mending </text:span><text:span text:style-name="T5">repairs small breaks or tears in objects (but not warps, such as might be caused by a </text:span><text:span text:style-name="T7">warp wood </text:span><text:span text:style-name="T5">spell). It will weld broken metallic objects such as a ring, a chain link, a medallion, or a slender dagger, providing but one break exists.</text:span></text:p>
      <text:p text:style-name="P3"><text:span text:style-name="T5">Ceramic or wooden objects with multiple breaks can be invisibly rejoined to be as strong as new. A hole in a leather sack or a wineskin is completely healed over by </text:span><text:span text:style-name="T7">mending. </text:span><text:span text:style-name="T5">The spell can repair a magic item, but the item’s magical abilities are not restored. The spell cannot mend broken magic rods, staffs, or wands, nor does it affect creatures (including constructs).</text:span></text:p>
      <text:p text:style-name="P5"/>
      <text:p text:style-name="P3"><text:span text:style-name="T4">Message</text:span></text:p>
      <text:p text:style-name="P3"><text:span text:style-name="T5">Transmutation [Language-Dependent]</text:span></text:p>
      <text:p text:style-name="P3"><text:span text:style-name="T6">Level:</text:span><text:span text:style-name="T5"> Brd 0, Sor/Wiz 0</text:span></text:p>
      <text:p text:style-name="P3"><text:span text:style-name="T6">Components:</text:span><text:span text:style-name="T5"> V, S, F</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Targets:</text:span><text:span text:style-name="T5"> One creature/level</text:span></text:p>
      <text:p text:style-name="P3"><text:span text:style-name="T6">Duration:</text:span><text:span text:style-name="T5"> 10 min./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an whisper messages and receive whispered replies with little chance of being overheard. You point your finger at each creature you want to receive the message. When you whisper, the whispered message is audible to all targeted creatures within range. Magical </text:span><text:span text:style-name="T7">silence, </text:span><text:span text:style-name="T5">1 foot of stone, 1 inch of common metal (or a thin sheet of lead), or 3 feet of wood or dirt blocks the spell. The message does not have to travel in a straight line. It can circumvent a barrier if there is an open path between you and the subject, and the path’s entire length lies within the spell’s range. The creatures that receive the message can whisper a reply that you hear. The spell transmits sound, not meaning. It doesn’t transcend language barriers.</text:span></text:p>
      <text:p text:style-name="P3"><text:span text:style-name="T7">Note: </text:span><text:span text:style-name="T5">To speak a message, you must mouth the words and whisper, possibly allowing observers the opportunity to read your lips.</text:span></text:p>
      <text:p text:style-name="P3"><text:span text:style-name="T7">Focus: </text:span><text:span text:style-name="T5">A short piece of copper wire.</text:span></text:p>
      <text:p text:style-name="P5"/>
      <text:p text:style-name="P3"><text:span text:style-name="T4">Meteor Swarm</text:span></text:p>
      <text:p text:style-name="P3"><text:span text:style-name="T5">Evocation [Fire]</text:span></text:p>
      <text:p text:style-name="P3"><text:span text:style-name="T6">Level:</text:span><text:span text:style-name="T5"> Sor/Wiz 9</text:span></text:p>
      <text:p text:style-name="P3"><text:soft-page-break/><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Long (400 ft. + 40 ft./level)</text:span></text:p>
      <text:p text:style-name="P3"><text:span text:style-name="T6">Area:</text:span><text:span text:style-name="T5"> Four 40-ft.-radius spreads; see text</text:span></text:p>
      <text:p text:style-name="P3"><text:span text:style-name="T6">Duration:</text:span><text:span text:style-name="T5"> Instantaneous</text:span></text:p>
      <text:p text:style-name="P3"><text:span text:style-name="T6">Saving Throw:</text:span><text:span text:style-name="T5"> None or Reflex half; see text</text:span></text:p>
      <text:p text:style-name="P3"><text:span text:style-name="T6">Spell Resistance:</text:span><text:span text:style-name="T5"> Yes</text:span></text:p>
      <text:p text:style-name="P3"><text:span text:style-name="T7">Meteor swarm </text:span><text:span text:style-name="T5">is a very powerful and spectacular spell that is similar to </text:span><text:span text:style-name="T7">fireball </text:span><text:span text:style-name="T5">in many aspects. When you cast it, four 2- foot-diameter spheres spring from your outstretched hand and streak in straight lines to the spots you select. The meteor spheres leave a fiery trail of sparks.</text:span></text:p>
      <text:p text:style-name="P3"><text:span text:style-name="T5">If you aim a sphere at a specific creature, you may make a ranged touch attack to strike the target with the meteor. Any creature struck by one of these spheres takes 2d6 points of bludgeoning damage (no save) and receives no saving throw against the sphere’s fire damage (see below). If a targeted sphere misses its target, it simply explodes at the nearest corner of the target’s space. You may aim more than one meteor at the same target.</text:span></text:p>
      <text:p text:style-name="P3"><text:span text:style-name="T5">Once a sphere reaches its destination, it explodes in a 40-foot-radius spread, dealing 6d6 points of fire damage to each creature in the area. If a creature is within the area of more than one sphere, it must save separately against each. (Fire resistance applies to each sphere’s damage individually.)</text:span></text:p>
      <text:p text:style-name="P5"/>
      <text:p text:style-name="P3"><text:span text:style-name="T4">Mind Blank</text:span></text:p>
      <text:p text:style-name="P3"><text:span text:style-name="T5">Abjuration</text:span></text:p>
      <text:p text:style-name="P3"><text:span text:style-name="T6">Level:</text:span><text:span text:style-name="T5"> Protection 8, Sor/Wiz 8</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creature</text:span></text:p>
      <text:p text:style-name="P3"><text:span text:style-name="T6">Duration:</text:span><text:span text:style-name="T5"> 24 hours</text:span></text:p>
      <text:p text:style-name="P3"><text:span text:style-name="T6">Saving Throw: </text:span><text:span text:style-name="T5">Will negates (harmless)</text:span></text:p>
      <text:p text:style-name="P3"><text:span text:style-name="T6">Spell Resistance:</text:span><text:span text:style-name="T5"> Yes (harmless)</text:span></text:p>
      <text:p text:style-name="P3"><text:soft-page-break/><text:span text:style-name="T5">The subject is protected from all devices and spells that detect, influence, or read emotions or thoughts. This spell protects against all mind-affecting spells and effects as well as information gathering by divination spells or effects. </text:span><text:span text:style-name="T7">Mind blank </text:span><text:span text:style-name="T5">even foils </text:span><text:span text:style-name="T7">limited wish</text:span><text:span text:style-name="T5">, </text:span><text:span text:style-name="T7">miracle</text:span><text:span text:style-name="T5">, and </text:span><text:span text:style-name="T7">wish </text:span><text:span text:style-name="T5">spells when they are used in such a way as to affect the subject’s mind or to gain information about it. In the case of scrying that scans an area the creature is in, such as </text:span><text:span text:style-name="T7">arcane eye, </text:span><text:span text:style-name="T5">the spell works but the creature simply isn’t detected. Scrying attempts that are targeted specifically at the subject do not work at all.</text:span></text:p>
      <text:p text:style-name="P5"/>
      <text:p text:style-name="P3"><text:span text:style-name="T4">Mind Fog</text:span></text:p>
      <text:p text:style-name="P3"><text:span text:style-name="T5">Enchantment (Compulsion) [Mind-Affecting]</text:span></text:p>
      <text:p text:style-name="P3"><text:span text:style-name="T6">Level:</text:span><text:span text:style-name="T5"> Brd 5, Sor/Wiz 5</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Effect:</text:span><text:span text:style-name="T5"> Fog spreads in 20-ft. radius, 20 ft. high</text:span></text:p>
      <text:p text:style-name="P3"><text:span text:style-name="T6">Duration:</text:span><text:span text:style-name="T5"> 30 minutes and 2d6 rounds; see text</text:span></text:p>
      <text:p text:style-name="P3"><text:span text:style-name="T6">Saving Throw: </text:span><text:span text:style-name="T5">Will negates</text:span></text:p>
      <text:p text:style-name="P3"><text:span text:style-name="T6">Spell Resistance:</text:span><text:span text:style-name="T5"> Yes</text:span></text:p>
      <text:p text:style-name="P3"><text:span text:style-name="T7">Mind fog </text:span><text:span text:style-name="T5">produces a bank of thin mist that weakens the mental resistance of those caught in it. Creatures in the </text:span><text:span text:style-name="T7">mind fog </text:span><text:span text:style-name="T5">take a –10 competence penalty on Wisdom checks and Will saves. (A creature that successfully saves against the fog is not affected and need not make further saves even if it remains in the fog.) Affected creatures take the penalty as long as they remain in the fog and for 2d6 rounds thereafter. The fog is stationary and lasts for 30 minutes (or until dispersed by wind).</text:span></text:p>
      <text:p text:style-name="P3"><text:span text:style-name="T5">A moderate wind (11+ mph) disperses the fog in four rounds; a strong wind (21+ mph) disperses the fog in 1 round.</text:span></text:p>
      <text:p text:style-name="P3"><text:span text:style-name="T5">The fog is thin and does not significantly hamper vision.</text:span></text:p>
      <text:p text:style-name="P5"/>
      <text:p text:style-name="P3"><text:span text:style-name="T4">Minor Creation</text:span></text:p>
      <text:p text:style-name="P3"><text:span text:style-name="T5">Conjuration (Creation)</text:span></text:p>
      <text:p text:style-name="P3"><text:span text:style-name="T6">Level:</text:span><text:span text:style-name="T5"> Sor/Wiz 4</text:span></text:p>
      <text:p text:style-name="P3"><text:span text:style-name="T6">Components:</text:span><text:span text:style-name="T5"> V, S, M</text:span></text:p>
      <text:p text:style-name="P3"><text:span text:style-name="T6">Casting Time:</text:span><text:span text:style-name="T5"> 1 minute</text:span></text:p>
      <text:p text:style-name="P3"><text:soft-page-break/><text:span text:style-name="T6">Range:</text:span><text:span text:style-name="T5"> 0 ft.</text:span></text:p>
      <text:p text:style-name="P3"><text:span text:style-name="T6">Effect:</text:span><text:span text:style-name="T5"> Unattended, nonmagical object of nonliving plant matter, up to 1 cu. ft./level</text:span></text:p>
      <text:p text:style-name="P3"><text:span text:style-name="T6">Duration:</text:span><text:span text:style-name="T5"> 1 hour/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create a nonmagical, unattended object of nonliving, vegetable matter. The volume of the item created cannot exceed 1 cubic foot per caster level. You must succeed on an appropriate skill check to make a complex item.</text:span></text:p>
      <text:p text:style-name="P3"><text:span text:style-name="T5">Attempting to use any created object as a material component causes the spell to fail.</text:span></text:p>
      <text:p text:style-name="P3"><text:span text:style-name="T7">Material Component: </text:span><text:span text:style-name="T5">A tiny piece of matter of the same sort of item you plan to create with </text:span><text:span text:style-name="T7">minor creation</text:span><text:span text:style-name="T5">.</text:span></text:p>
      <text:p text:style-name="P5"/>
      <text:p text:style-name="P3"><text:span text:style-name="T4">Minor Image</text:span></text:p>
      <text:p text:style-name="P3"><text:span text:style-name="T5">Illusion (Figment)</text:span></text:p>
      <text:p text:style-name="P3"><text:span text:style-name="T6">Level:</text:span><text:span text:style-name="T5"> Brd 2, Sor/Wiz 2</text:span></text:p>
      <text:p text:style-name="P3"><text:span text:style-name="T6">Duration:</text:span><text:span text:style-name="T5"> Concentration +2 rounds</text:span></text:p>
      <text:p text:style-name="P3"><text:span text:style-name="T5">This spell functions like </text:span><text:span text:style-name="T7">silent image</text:span><text:span text:style-name="T5">, except that </text:span><text:span text:style-name="T7">minor image </text:span><text:span text:style-name="T5">includes some minor sounds but not understandable speech.</text:span></text:p>
      <text:p text:style-name="P5"/>
      <text:p text:style-name="P3"><text:span text:style-name="T4">Miracle</text:span></text:p>
      <text:p text:style-name="P3"><text:span text:style-name="T5">Evocation</text:span></text:p>
      <text:p text:style-name="P3"><text:span text:style-name="T6">Level:</text:span><text:span text:style-name="T5"> Clr 9, Luck 9</text:span></text:p>
      <text:p text:style-name="P3"><text:span text:style-name="T6">Components:</text:span><text:span text:style-name="T5"> V, S, XP; see text</text:span></text:p>
      <text:p text:style-name="P3"><text:span text:style-name="T6">Casting Time:</text:span><text:span text:style-name="T5"> 1 standard action</text:span></text:p>
      <text:p text:style-name="P3"><text:span text:style-name="T6">Range:</text:span><text:span text:style-name="T5"> See text</text:span></text:p>
      <text:p text:style-name="P3"><text:soft-page-break/><text:span text:style-name="T6">Target, Effect, or Area: </text:span><text:span text:style-name="T5">See text</text:span></text:p>
      <text:p text:style-name="P3"><text:span text:style-name="T6">Duration:</text:span><text:span text:style-name="T5"> See text</text:span></text:p>
      <text:p text:style-name="P3"><text:span text:style-name="T6">Saving Throw:</text:span><text:span text:style-name="T5"> See text</text:span></text:p>
      <text:p text:style-name="P3"><text:span text:style-name="T6">Spell Resistance:</text:span><text:span text:style-name="T5"> Yes</text:span></text:p>
      <text:p text:style-name="P3"><text:span text:style-name="T5">You don’t so much cast a </text:span><text:span text:style-name="T7">miracle </text:span><text:span text:style-name="T5">as request one. You state what you would like to have happen and request that your deity (or the power you pray to for spells) intercede.</text:span></text:p>
      <text:p text:style-name="P3"><text:span text:style-name="T5">A </text:span><text:span text:style-name="T7">miracle </text:span><text:span text:style-name="T5">can do any of the following things.</text:span></text:p>
      <text:p text:style-name="P3"><text:span text:style-name="T4">• </text:span><text:span text:style-name="T5">Duplicate any cleric spell of 8th level or lower (including spells to which you have access because of your domains). </text:span></text:p>
      <text:p text:style-name="P3"><text:span text:style-name="T4">• </text:span><text:span text:style-name="T5">Duplicate any other spell of 7th level or lower.</text:span></text:p>
      <text:p text:style-name="P3"><text:span text:style-name="T4">• </text:span><text:span text:style-name="T5">Undo the harmful effects of certain spells, such as </text:span><text:span text:style-name="T7">feeblemind </text:span><text:span text:style-name="T5">or </text:span><text:span text:style-name="T7">insanity</text:span><text:span text:style-name="T5">.</text:span></text:p>
      <text:p text:style-name="P3"><text:span text:style-name="T4">• </text:span><text:span text:style-name="T5">Have any effect whose power level is in line with the above effects.</text:span></text:p>
      <text:p text:style-name="P3"><text:span text:style-name="T5">If the </text:span><text:span text:style-name="T7">miracle </text:span><text:span text:style-name="T5">has any of the above effects, casting it has no experience point cost.</text:span></text:p>
      <text:p text:style-name="P3"><text:span text:style-name="T5">Alternatively, a cleric can make a very powerful request. Casting such a </text:span><text:span text:style-name="T7">miracle </text:span><text:span text:style-name="T5">costs the cleric 5,000 XP because of the powerful divine energies involved. Examples of especially powerful </text:span><text:span text:style-name="T7">miracles </text:span><text:span text:style-name="T5">of this sort could include the following.</text:span></text:p>
      <text:p text:style-name="P3"><text:span text:style-name="T4">• </text:span><text:span text:style-name="T5">Swinging the tide of a battle in your favor by raising fallen allies to continue fighting.</text:span></text:p>
      <text:p text:style-name="P3"><text:span text:style-name="T4">• </text:span><text:span text:style-name="T5">Moving you and your allies, with all your and their gear, from one plane to another through planar barriers to a specific locale with no chance of error.</text:span></text:p>
      <text:p text:style-name="P3"><text:span text:style-name="T4">• </text:span><text:span text:style-name="T5">Protecting a city from an earthquake, volcanic eruption, flood, or other major natural disaster.</text:span></text:p>
      <text:p text:style-name="P3"><text:span text:style-name="T5">In any event, a request that is out of line with the deity’s (or alignment’s) nature is refused.</text:span></text:p>
      <text:p text:style-name="P3"><text:span text:style-name="T5">A duplicated spell allows saving throws and spell resistance as normal, but the save DCs are as for a 9th-level spell. When a </text:span><text:span text:style-name="T7">miracle </text:span><text:span text:style-name="T5">duplicates a spell that has an XP cost, you must pay that cost. When a </text:span><text:span text:style-name="T7">miracle </text:span><text:span text:style-name="T5">spell duplicates a spell with a material component that costs more than 100 gp, you must provide that component.</text:span></text:p>
      <text:p text:style-name="P3"><text:span text:style-name="T7">XP Cost: </text:span><text:span text:style-name="T5">5,000 XP (for some uses of the </text:span><text:span text:style-name="T7">miracle </text:span><text:span text:style-name="T5">spell; see above).</text:span></text:p>
      <text:p text:style-name="P5"/>
      <text:p text:style-name="P3"><text:span text:style-name="T4">Mirage Arcana</text:span></text:p>
      <text:p text:style-name="P3"><text:span text:style-name="T5">Illusion (Glamer)</text:span></text:p>
      <text:p text:style-name="P3"><text:soft-page-break/><text:span text:style-name="T6">Level:</text:span><text:span text:style-name="T5"> Brd 5, Sor/Wiz 5</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Area:</text:span><text:span text:style-name="T5"> One 20-ft. cube/level (S)</text:span></text:p>
      <text:p text:style-name="P3"><text:span text:style-name="T6">Duration:</text:span><text:span text:style-name="T5"> Concentration +1 hour/ level (D)</text:span></text:p>
      <text:p text:style-name="P3"><text:span text:style-name="T5">This spell functions like </text:span><text:span text:style-name="T7">hallucinatory terrain</text:span><text:span text:style-name="T5">, except that it enables you to make any area appear to be something other than it is. The illusion includes audible, visual, tactile, and olfactory elements. Unlike </text:span><text:span text:style-name="T7">hallucinatory terrain, </text:span><text:span text:style-name="T5">the spell can alter the appearance of structures (or add them where none are present). Still, it can’t disguise, conceal, or add creatures (though creatures within the area might hide themselves within the illusion just as they can hide themselves within a real location).</text:span></text:p>
      <text:p text:style-name="P5"/>
      <text:p text:style-name="P3"><text:span text:style-name="T4">Mirror Image</text:span></text:p>
      <text:p text:style-name="P3"><text:span text:style-name="T5">Illusion (Figment)</text:span></text:p>
      <text:p text:style-name="P3"><text:span text:style-name="T6">Level:</text:span><text:span text:style-name="T5"> Brd 2, Sor/Wiz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Personal; see text</text:span></text:p>
      <text:p text:style-name="P3"><text:span text:style-name="T6">Target:</text:span><text:span text:style-name="T5"> You</text:span></text:p>
      <text:p text:style-name="P3"><text:span text:style-name="T6">Duration:</text:span><text:span text:style-name="T5"> 1 min./level (D)</text:span></text:p>
      <text:p text:style-name="P3"><text:span text:style-name="T5">Several illusory duplicates of you pop into being, making it difficult for enemies to know which target to attack. The figments stay near you and disappear when struck.</text:span></text:p>
      <text:p text:style-name="P3"><text:span text:style-name="T7">Mirror image </text:span><text:span text:style-name="T5">creates 1d4 images plus one image per three caster levels (maximum eight images total). These figments separate from you and remain in a cluster, each within 5 feet of at least one other figment or you. You can move into and through a </text:span><text:span text:style-name="T7">mirror image. </text:span><text:span text:style-name="T5">When you and the </text:span><text:span text:style-name="T7">mirror image </text:span><text:span text:style-name="T5">separate, observers can’t use vision or hearing to tell which one is you and which the image. The figments may also move through each other. The figments mimic your actions, pretending to cast spells when you cast a spell, drink potions when you drink a potion, levitate when you levitate, and so on.</text:span></text:p>
      <text:p text:style-name="P3"><text:span text:style-name="T5">Enemies attempting to attack you or cast spells at you must select from among indistinguishable targets. Generally, roll randomly to see whether the selected target is real or a figment. Any successful attack against an image destroys it. An image’s AC is 10 + your size modifier + your Dex modifier. Figments seem to react normally to area spells (such as looking like they’re burned or dead after being hit by a </text:span><text:span text:style-name="T7">fireball</text:span><text:span text:style-name="T5">).</text:span></text:p>
      <text:p text:style-name="P3"><text:span text:style-name="T5">While moving, you can merge with and split off from figments so that enemies who have learned which image is real are again confounded.</text:span></text:p>
      <text:p text:style-name="P3"><text:span text:style-name="T5">An attacker must be able to see the images to be fooled. If you are invisible or an attacker shuts his or her eyes, the spell has no effect. (Being unable to see carries the same penalties as being blinded.)</text:span></text:p>
      <text:p text:style-name="P5"/>
      <text:p text:style-name="P3"><text:soft-page-break/><text:span text:style-name="T4">Misdirection</text:span></text:p>
      <text:p text:style-name="P3"><text:span text:style-name="T5">Illusion (Glamer)</text:span></text:p>
      <text:p text:style-name="P3"><text:span text:style-name="T6">Level:</text:span><text:span text:style-name="T5"> Brd 2, Sor/Wiz 2</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ne creature or object, up to a 10-ft. cube in size</text:span></text:p>
      <text:p text:style-name="P3"><text:span text:style-name="T6">Duration:</text:span><text:span text:style-name="T5"> 1 hour/level</text:span></text:p>
      <text:p text:style-name="P3"><text:span text:style-name="T6">Saving Throw:</text:span><text:span text:style-name="T5"> None or Will negates; see text</text:span></text:p>
      <text:p text:style-name="P3"><text:span text:style-name="T6">Spell Resistance:</text:span><text:span text:style-name="T5"> No</text:span></text:p>
      <text:p text:style-name="P3"><text:span text:style-name="T5">By means of this spell, you misdirect the information from divination spells that reveal auras (</text:span><text:span text:style-name="T7">detect evil, detect magic, discern lies, </text:span><text:span text:style-name="T5">and the like). On casting the spell, you choose another object within range. For the duration of the spell, the subject of </text:span><text:span text:style-name="T7">misdirection </text:span><text:span text:style-name="T5">is detected as if it were the other object. (Neither the subject nor the other object gets a saving throw against this effect.) Detection spells provide information based on the second object rather than on the actual target of the detection unless the caster of the detection succeeds on a Will save. For instance, you could make yourself detect as a tree if one were within range at casting: not evil, not lying, not magical, neutral in alignment, and so forth. This spell does not affect other types of divination magic (</text:span><text:span text:style-name="T7">augury, detect thoughts, clairaudience/clairvoyance, </text:span><text:span text:style-name="T5">and the like).</text:span></text:p>
      <text:p text:style-name="P5"/>
      <text:p text:style-name="P3"><text:span text:style-name="T4">Mislead</text:span></text:p>
      <text:p text:style-name="P3"><text:span text:style-name="T5">Illusion (Figment, Glamer)</text:span></text:p>
      <text:p text:style-name="P3"><text:span text:style-name="T6">Level:</text:span><text:span text:style-name="T5"> Brd 5, Luck 6, Sor/Wiz 6, Trickery 6</text:span></text:p>
      <text:p text:style-name="P3"><text:span text:style-name="T6">Components:</text:span><text:span text:style-name="T5"> S</text:span></text:p>
      <text:p text:style-name="P3"><text:span text:style-name="T6">Casting Time:</text:span><text:span text:style-name="T5"> 1 standard action</text:span></text:p>
      <text:p text:style-name="P3"><text:span text:style-name="T6">Range:</text:span><text:span text:style-name="T5"> Close (25 ft. + 5 ft./2 levels)</text:span></text:p>
      <text:p text:style-name="P3"><text:span text:style-name="T6">Target/Effect:</text:span><text:span text:style-name="T5"> You/one illusory double</text:span></text:p>
      <text:p text:style-name="P3"><text:span text:style-name="T6">Duration:</text:span><text:span text:style-name="T5"> 1 round/level (D) and concentration + 3 rounds; see text</text:span></text:p>
      <text:p text:style-name="P3"><text:span text:style-name="T6">Saving Throw:</text:span><text:span text:style-name="T5"> None or Will disbelief (if interacted with); see text</text:span></text:p>
      <text:p text:style-name="P3"><text:soft-page-break/><text:span text:style-name="T6">Spell Resistance:</text:span><text:span text:style-name="T5"> No</text:span></text:p>
      <text:p text:style-name="P3"><text:span text:style-name="T5">You become invisible (as </text:span><text:span text:style-name="T7">improved invisibility</text:span><text:span text:style-name="T5">, a glamer), and at the same time, an illusory double of you (as </text:span><text:span text:style-name="T7">major image, </text:span><text:span text:style-name="T5">a figment) appears. You are then free to go elsewhere while your double moves away. The double appears within range but thereafter moves as you direct it (which requires concentration beginning on the first round after the casting). You can make the figment appear superimposed perfectly over your own body so that observers don’t notice an image appearing and you turning invisible. You and the figment can then move in different directions. The double moves at your speed and can talk and gesture as if it were real, but it cannot attack or cast spells, though it can pretend to do so.</text:span></text:p>
      <text:p text:style-name="P3"><text:span text:style-name="T5">The illusory double lasts as long as you concentrate upon it, plus 3 additional rounds. After you cease concentration, the illusory double continues to carry out the same activity until the duration expires. The </text:span><text:span text:style-name="T7">improved invisibility </text:span><text:span text:style-name="T5">lasts for 1 round per level, regardless of concentration.</text:span></text:p>
      <text:p text:style-name="P4"/>
      <text:p text:style-name="P3"><text:span text:style-name="T4">Mnemonic Enhancer</text:span></text:p>
      <text:p text:style-name="P3"><text:span text:style-name="T5">Transmutation</text:span></text:p>
      <text:p text:style-name="P3"><text:span text:style-name="T6">Level: </text:span><text:span text:style-name="T5">Wiz 4</text:span></text:p>
      <text:p text:style-name="P3"><text:span text:style-name="T6">Components:</text:span><text:span text:style-name="T5"> V, S, M, F</text:span></text:p>
      <text:p text:style-name="P3"><text:span text:style-name="T6">Casting Time:</text:span><text:span text:style-name="T5"> 10 minutes</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Instantaneous</text:span></text:p>
      <text:p text:style-name="P3"><text:span text:style-name="T5">Casting this spell allows you to prepare additional spells or retain spells recently cast. Pick one of these two versions when the spell is cast.</text:span></text:p>
      <text:p text:style-name="P3"><text:span text:style-name="T7">Prepare: </text:span><text:span text:style-name="T5">You prepare up to three additional levels of spells. A cantrip counts as 1/2 level for this purpose. You prepare and cast these spells normally.</text:span></text:p>
      <text:p text:style-name="P3"><text:span text:style-name="T7">Retain: </text:span><text:span text:style-name="T5">You retain any spell of 3rd level or lower that you had cast up to 1 round before you started casting the </text:span><text:span text:style-name="T7">mnemonic enhancer</text:span><text:span text:style-name="T5">. This restores the previously cast spell to your mind.</text:span></text:p>
      <text:p text:style-name="P3"><text:span text:style-name="T5">In either event, the spell or spells prepared or retained fade after 24 hours (if not cast).</text:span></text:p>
      <text:p text:style-name="P3"><text:span text:style-name="T7">Material Component: </text:span><text:span text:style-name="T5">A piece of string, and ink consisting of squid secretion with black dragon’s blood.</text:span></text:p>
      <text:p text:style-name="P3"><text:span text:style-name="T7">Focus: </text:span><text:span text:style-name="T5">An ivory plaque of at least 50 gp value.</text:span></text:p>
      <text:p text:style-name="P5"/>
      <text:p text:style-name="P3"><text:span text:style-name="T4">Modify Memory</text:span></text:p>
      <text:p text:style-name="P3"><text:span text:style-name="T5">Enchantment (Compulsion) [Mind-Affecting]</text:span></text:p>
      <text:p text:style-name="P3"><text:soft-page-break/><text:span text:style-name="T6">Level:</text:span><text:span text:style-name="T5"> Brd 4</text:span></text:p>
      <text:p text:style-name="P3"><text:span text:style-name="T6">Components:</text:span><text:span text:style-name="T5"> V, S</text:span></text:p>
      <text:p text:style-name="P3"><text:span text:style-name="T6">Casting Time:</text:span><text:span text:style-name="T5"> 1 round; see text</text:span></text:p>
      <text:p text:style-name="P3"><text:span text:style-name="T6">Range:</text:span><text:span text:style-name="T5"> Close (25 ft. + 5 ft./2 levels)</text:span></text:p>
      <text:p text:style-name="P3"><text:span text:style-name="T6">Target:</text:span><text:span text:style-name="T5"> One living creature</text:span></text:p>
      <text:p text:style-name="P3"><text:span text:style-name="T6">Duration:</text:span><text:span text:style-name="T5"> Permanent</text:span></text:p>
      <text:p text:style-name="P3"><text:span text:style-name="T6">Saving Throw: </text:span><text:span text:style-name="T5">Will negates</text:span></text:p>
      <text:p text:style-name="P3"><text:span text:style-name="T6">Spell Resistance:</text:span><text:span text:style-name="T5"> Yes</text:span></text:p>
      <text:p text:style-name="P3"><text:span text:style-name="T5">You reach into the subject’s mind and modify as many as 5 minutes of its memories in one of the following ways.</text:span></text:p>
      <text:p text:style-name="P3"><text:span text:style-name="T4">• </text:span><text:span text:style-name="T5">Eliminate all memory of an event the subject actually experienced. This spell cannot negate </text:span><text:span text:style-name="T7">charm, geas/quest, suggestion, </text:span><text:span text:style-name="T5">or similar spells.</text:span></text:p>
      <text:p text:style-name="P3"><text:span text:style-name="T4">• </text:span><text:span text:style-name="T5">Allow the subject to recall with perfect clarity an event it actually experienced.</text:span></text:p>
      <text:p text:style-name="P3"><text:span text:style-name="T4">• </text:span><text:span text:style-name="T5">Change the details of an event the subject actually experienced.</text:span></text:p>
      <text:p text:style-name="P3"><text:span text:style-name="T4">• </text:span><text:span text:style-name="T5">Implant a memory of an event the subject never experienced.</text:span></text:p>
      <text:p text:style-name="P3"><text:span text:style-name="T5">Casting the spell takes 1 round. If the subject fails to save, you proceed with the spell by spending as much as 5 minutes (a period of time equal to the amount of memory time you want to modify) visualizing the memory you wish to modify in the subject. If your concentration is disturbed before the visualization is complete, or if the subject is ever beyond the spell’s range during this time, the spell is lost.</text:span></text:p>
      <text:p text:style-name="P3"><text:span text:style-name="T5">A modified memory does not necessarily affect the subject’s actions, particularly if it contradicts the creature’s natural inclinations. An illogical modified memory is dismissed by the creature as a bad dream or a memory muddied by too much wine. </text:span></text:p>
      <text:p text:style-name="P5"/>
      <text:p text:style-name="P3"><text:span text:style-name="T4">Moment of Prescience</text:span></text:p>
      <text:p text:style-name="P3"><text:span text:style-name="T5">Divination</text:span></text:p>
      <text:p text:style-name="P3"><text:span text:style-name="T6">Level:</text:span><text:span text:style-name="T5"> Luck 8, Sor/Wiz 8</text:span></text:p>
      <text:p text:style-name="P3"><text:span text:style-name="T6">Components:</text:span><text:span text:style-name="T5"> V, S</text:span></text:p>
      <text:p text:style-name="P3"><text:span text:style-name="T6">Casting Time:</text:span><text:span text:style-name="T5"> 1 standard action</text:span></text:p>
      <text:p text:style-name="P3"><text:soft-page-break/><text:span text:style-name="T6">Range:</text:span><text:span text:style-name="T5"> Personal</text:span></text:p>
      <text:p text:style-name="P3"><text:span text:style-name="T6">Target:</text:span><text:span text:style-name="T5"> You</text:span></text:p>
      <text:p text:style-name="P3"><text:span text:style-name="T6">Duration:</text:span><text:span text:style-name="T5"> 1 hour/level or until discharged</text:span></text:p>
      <text:p text:style-name="P3"><text:span text:style-name="T5">This spell grants you a powerful sixth sense in relation to yourself. Once during the spell’s duration, you may choose to use its effect. This spell grants you an insight bonus equal to your caster level (maximum +25) on any single attack roll, opposed ability or skill check, or saving throw. Alternatively, you can apply the insight bonus to your AC against a single attack (even if flatfooted). Activating the effect doesn’t take an action; you can even activate it on another character’s turn if needed. You must choose to use the </text:span><text:span text:style-name="T7">moment of prescience </text:span><text:span text:style-name="T5">before you make the roll it is to modify. Once used, the spell ends.</text:span></text:p>
      <text:p text:style-name="P3"><text:span text:style-name="T5">You can’t have more than one </text:span><text:span text:style-name="T7">moment of prescience </text:span><text:span text:style-name="T5">active on you at the same time.</text:span></text:p>
      <text:p text:style-name="P5"/>
      <text:p text:style-name="P3"><text:span text:style-name="T4">Mount</text:span></text:p>
      <text:p text:style-name="P3"><text:span text:style-name="T5">Conjuration (Summoning)</text:span></text:p>
      <text:p text:style-name="P3"><text:span text:style-name="T6">Level:</text:span><text:span text:style-name="T5"> Sor/Wiz 1</text:span></text:p>
      <text:p text:style-name="P3"><text:span text:style-name="T6">Components:</text:span><text:span text:style-name="T5"> V, S, M</text:span></text:p>
      <text:p text:style-name="P3"><text:span text:style-name="T6">Casting Time:</text:span><text:span text:style-name="T5"> 1 round</text:span></text:p>
      <text:p text:style-name="P3"><text:span text:style-name="T6">Range:</text:span><text:span text:style-name="T5"> Close (25 ft. + 5 ft./2 levels)</text:span></text:p>
      <text:p text:style-name="P3"><text:span text:style-name="T6">Effect:</text:span><text:span text:style-name="T5"> One mount</text:span></text:p>
      <text:p text:style-name="P3"><text:span text:style-name="T6">Duration:</text:span><text:span text:style-name="T5"> 2 hours/level (D)</text:span></text:p>
      <text:p text:style-name="P3"><text:span text:style-name="T6">Saving Throw:</text:span><text:span text:style-name="T5"> None</text:span></text:p>
      <text:p text:style-name="P3"><text:span text:style-name="T6">Spell Resistance:</text:span><text:span text:style-name="T5"> No</text:span></text:p>
      <text:p text:style-name="P3"><text:span text:style-name="T5">You summon a light horse or a pony (your choice) to serve you as a mount. The steed serves willingly and well. The mount comes with a bit and bridle and a riding saddle.</text:span></text:p>
      <text:p text:style-name="P3"><text:span text:style-name="T7">Material Component: </text:span><text:span text:style-name="T5">A bit of horse hair.</text:span></text:p>
      <text:p text:style-name="P5"/>
      <text:p text:style-name="P3"><text:span text:style-name="T4">Move Earth</text:span></text:p>
      <text:p text:style-name="P3"><text:span text:style-name="T5">Transmutation [Earth]</text:span></text:p>
      <text:p text:style-name="P3"><text:soft-page-break/><text:span text:style-name="T6">Level:</text:span><text:span text:style-name="T5"> Drd 6, Sor/Wiz 6</text:span></text:p>
      <text:p text:style-name="P3"><text:span text:style-name="T6">Components:</text:span><text:span text:style-name="T5"> V, S, M</text:span></text:p>
      <text:p text:style-name="P3"><text:span text:style-name="T6">Casting Time:</text:span><text:span text:style-name="T5"> See text</text:span></text:p>
      <text:p text:style-name="P3"><text:span text:style-name="T6">Range:</text:span><text:span text:style-name="T5"> Long (400 ft. + 40 ft./level)</text:span></text:p>
      <text:p text:style-name="P3"><text:span text:style-name="T6">Area:</text:span><text:span text:style-name="T5"> Dirt in an area up to 750 ft. square and up to 10 ft. deep (S)</text:span></text:p>
      <text:p text:style-name="P3"><text:span text:style-name="T6">Duration:</text:span><text:span text:style-name="T5"> Instantaneous</text:span></text:p>
      <text:p text:style-name="P3"><text:span text:style-name="T6">Saving Throw:</text:span><text:span text:style-name="T5"> None</text:span></text:p>
      <text:p text:style-name="P3"><text:span text:style-name="T6">Spell Resistance:</text:span><text:span text:style-name="T5"> No</text:span></text:p>
      <text:p text:style-name="P3"><text:span text:style-name="T7">Move earth </text:span><text:span text:style-name="T5">moves dirt (clay, loam, sand), possibly collapsing embankments, moving hillocks, shifting dunes, and so forth.</text:span></text:p>
      <text:p text:style-name="P3"><text:span text:style-name="T5">However, in no event can rock formations be collapsed or moved. The area to be affected determines the casting time. For every 150-foot square (up to 10 feet deep), casting takes 10 minutes. The maximum area, 750 feet by 750 feet, takes 4 hours and 10 minutes to move.</text:span></text:p>
      <text:p text:style-name="P3"><text:span text:style-name="T5">This spell does not violently break the surface of the ground. Instead, it creates wavelike crests and troughs, with the earth reacting with glacierlike fluidity until the desired result is achieved. Trees, structures, rock formations, and such are mostly unaffected except for changes in elevation and relative topography.</text:span></text:p>
      <text:p text:style-name="P3"><text:span text:style-name="T5">The spell cannot be used for tunneling and is generally too slow to trap or bury creatures. Its primary use is for digging or filling moats or for adjusting terrain contours before a battle.</text:span></text:p>
      <text:p text:style-name="P3"><text:span text:style-name="T5">This spell has no effect on earth creatures.</text:span></text:p>
      <text:p text:style-name="P3"><text:span text:style-name="T7">Material Component: </text:span><text:span text:style-name="T5">A mixture of soils (clay, loam, and sand) in a small bag, and an iron blade.</text:span></text:p>
      <text:p text:style-name="P5"/>
      <text:p text:style-name="P3"><text:span text:style-name="T4">Neutralize Poison</text:span></text:p>
      <text:p text:style-name="P3"><text:span text:style-name="T5">Conjuration (Healing)</text:span></text:p>
      <text:p text:style-name="P3"><text:span text:style-name="T6">Level:</text:span><text:span text:style-name="T5"> Brd 4, Clr 4, Drd 3, Pal 4, Rgr 3</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oft-page-break/><text:span text:style-name="T6">Target:</text:span><text:span text:style-name="T5"> Creature or object of up to 1 cu. ft./level touched</text:span></text:p>
      <text:p text:style-name="P3"><text:span text:style-name="T6">Duration:</text:span><text:span text:style-name="T5"> 10 min./level</text:span></text:p>
      <text:p text:style-name="P3"><text:span text:style-name="T6">Saving Throw: </text:span><text:span text:style-name="T5">Will negates (harmless, object)</text:span></text:p>
      <text:p text:style-name="P3"><text:span text:style-name="T6">Spell Resistance:</text:span><text:span text:style-name="T5"> Yes (harmless, object)</text:span></text:p>
      <text:p text:style-name="P3"><text:span text:style-name="T5">You detoxify any sort of venom in the creature or object touched. A poisoned creature suffers no additional effects from the poison, and any temporary effects are ended, but the spell does not reverse instantaneous effects, such as hit point damage, temporary ability damage, or effects that don’t go away on their own.</text:span></text:p>
      <text:p text:style-name="P3"><text:span text:style-name="T5">The creature is immune to any poison it is exposed to during the duration of the spell. Unlike with </text:span><text:span text:style-name="T7">delay poison</text:span><text:span text:style-name="T5">, such effects aren’t postponed until after the duration —the creature need not make any saves against poison effects applied to it during the length of the spell.</text:span></text:p>
      <text:p text:style-name="P3"><text:span text:style-name="T5">This spell can instead neutralize the poison in a poisonous creature or object for the duration of the spell, at the caster’s option.</text:span></text:p>
      <text:p text:style-name="P3"><text:span text:style-name="T7">Arcane Material Component: </text:span><text:span text:style-name="T5">A bit of charcoal.</text:span></text:p>
      <text:p text:style-name="P5"/>
      <text:p text:style-name="P3"><text:span text:style-name="T4">Nightmare</text:span></text:p>
      <text:p text:style-name="P3"><text:span text:style-name="T5">Illusion (Phantasm) [Mind-Affecting, Evil]</text:span></text:p>
      <text:p text:style-name="P3"><text:span text:style-name="T6">Level:</text:span><text:span text:style-name="T5"> Brd 5, Sor/Wiz 5</text:span></text:p>
      <text:p text:style-name="P3"><text:span text:style-name="T6">Components:</text:span><text:span text:style-name="T5"> V, S</text:span></text:p>
      <text:p text:style-name="P3"><text:span text:style-name="T6">Casting Time:</text:span><text:span text:style-name="T5"> 10 minutes</text:span></text:p>
      <text:p text:style-name="P3"><text:span text:style-name="T6">Range:</text:span><text:span text:style-name="T5"> Unlimited</text:span></text:p>
      <text:p text:style-name="P3"><text:span text:style-name="T6">Target:</text:span><text:span text:style-name="T5"> One living creature</text:span></text:p>
      <text:p text:style-name="P3"><text:span text:style-name="T6">Duration:</text:span><text:span text:style-name="T5"> Instantaneous</text:span></text:p>
      <text:p text:style-name="P3"><text:span text:style-name="T6">Saving Throw: </text:span><text:span text:style-name="T5">Will negates; see text</text:span></text:p>
      <text:p text:style-name="P3"><text:span text:style-name="T6">Spell Resistance:</text:span><text:span text:style-name="T5"> Yes</text:span></text:p>
      <text:p text:style-name="P3"><text:span text:style-name="T5">You send a hideous and unsettling phantasmal vision to a specific creature that you name or otherwise specifically designate.</text:span></text:p>
      <text:p text:style-name="P3"><text:span text:style-name="T5">The </text:span><text:span text:style-name="T7">nightmare </text:span><text:span text:style-name="T5">prevents restful sleep and causes 1d10 points of damage. The </text:span><text:span text:style-name="T7">nightmare </text:span><text:span text:style-name="T5">leaves the subject fatigued and unable to regain arcane spells for the next 24 hours.</text:span></text:p>
      <text:p text:style-name="P3"><text:soft-page-break/><text:span text:style-name="T5">The difficulty of the save depends on how well you know the subject and what sort of physical connection (if any) you have to that creature.</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6">Knowledge</text:span></text:p>
          </table:table-cell>
          <table:table-cell table:style-name="Table2.A1" office:value-type="string">
            <text:p text:style-name="P7"><text:span text:style-name="T6">Will Save Modifier</text:span></text:p>
          </table:table-cell>
        </table:table-row>
        <table:table-row table:style-name="Table2.1">
          <table:table-cell table:style-name="Table2.A2" office:value-type="string">
            <text:p text:style-name="P7"><text:span text:style-name="T5">None</text:span><text:span text:style-name="T8">1</text:span></text:p>
          </table:table-cell>
          <table:table-cell table:style-name="Table2.A2" office:value-type="string">
            <text:p text:style-name="P9"><text:span text:style-name="T5">+10</text:span></text:p>
          </table:table-cell>
        </table:table-row>
        <table:table-row table:style-name="Table2.1">
          <table:table-cell table:style-name="Table2.A2" office:value-type="string">
            <text:p text:style-name="P3"><text:span text:style-name="T5">Secondhand (you have heard of the subject)</text:span></text:p>
          </table:table-cell>
          <table:table-cell table:style-name="Table2.A2" office:value-type="string">
            <text:p text:style-name="P8"><text:span text:style-name="T5">+5</text:span></text:p>
          </table:table-cell>
        </table:table-row>
        <table:table-row table:style-name="Table2.1">
          <table:table-cell table:style-name="Table2.A2" office:value-type="string">
            <text:p text:style-name="P3"><text:span text:style-name="T5">Firsthand (you have met the subject)</text:span></text:p>
          </table:table-cell>
          <table:table-cell table:style-name="Table2.A2" office:value-type="string">
            <text:p text:style-name="P8"><text:span text:style-name="T5">+0</text:span></text:p>
          </table:table-cell>
        </table:table-row>
        <table:table-row table:style-name="Table2.1">
          <table:table-cell table:style-name="Table2.A2" office:value-type="string">
            <text:p text:style-name="P3"><text:span text:style-name="T5">Familiar (you know the subject well)</text:span></text:p>
          </table:table-cell>
          <table:table-cell table:style-name="Table2.A2" office:value-type="string">
            <text:p text:style-name="P8"><text:span text:style-name="T5">–5</text:span></text:p>
          </table:table-cell>
        </table:table-row>
        <table:table-row table:style-name="Table2.6">
          <table:table-cell table:style-name="Table2.A6" table:number-columns-spanned="2" office:value-type="string">
            <text:p text:style-name="P7"><text:span text:style-name="T5">1 You must have some sort of connection to a creature you have no knowledge of.</text:span></text:p>
          </table:table-cell>
          <table:covered-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7"><text:span text:style-name="T6">Connection</text:span></text:p>
          </table:table-cell>
          <table:table-cell table:style-name="Table3.A1" office:value-type="string">
            <text:p text:style-name="P7"><text:span text:style-name="T6">Will Save Modifier</text:span></text:p>
          </table:table-cell>
        </table:table-row>
        <table:table-row table:style-name="Table3.1">
          <table:table-cell table:style-name="Table3.A2" office:value-type="string">
            <text:p text:style-name="P7"><text:span text:style-name="T5">Likeness or picture</text:span></text:p>
          </table:table-cell>
          <table:table-cell table:style-name="Table3.A2" office:value-type="string">
            <text:p text:style-name="P9"><text:span text:style-name="T5">–2</text:span></text:p>
          </table:table-cell>
        </table:table-row>
        <table:table-row table:style-name="Table3.1">
          <table:table-cell table:style-name="Table3.A2" office:value-type="string">
            <text:p text:style-name="P3"><text:span text:style-name="T5">Possession or garment</text:span></text:p>
          </table:table-cell>
          <table:table-cell table:style-name="Table3.A2" office:value-type="string">
            <text:p text:style-name="P8"><text:span text:style-name="T5">–4</text:span></text:p>
          </table:table-cell>
        </table:table-row>
        <table:table-row table:style-name="Table3.1">
          <table:table-cell table:style-name="Table3.A4" office:value-type="string">
            <text:p text:style-name="P7"><text:span text:style-name="T5">Body part, lock of hair, bit of nail, etc.</text:span></text:p>
          </table:table-cell>
          <table:table-cell table:style-name="Table3.A4" office:value-type="string">
            <text:p text:style-name="P9"><text:span text:style-name="T5">–10</text:span></text:p>
          </table:table-cell>
        </table:table-row>
      </table:table>
      <text:p text:style-name="P3"><text:span text:style-name="T7">Dispel evil </text:span><text:span text:style-name="T5">cast on the subject while you are casting the spell dispels the </text:span><text:span text:style-name="T7">nightmare </text:span><text:span text:style-name="T5">and causes you to be stunned for 10 minutes per caster level of the </text:span><text:span text:style-name="T7">dispel evil</text:span><text:span text:style-name="T5">.</text:span></text:p>
      <text:p text:style-name="P3"><text:span text:style-name="T5">If the recipient is awake when the spell begins, you can choose to cease casting (ending the spell) or to enter a trance until the recipient goes to sleep, whereupon you become alert again and complete the casting. If you are disturbed during the trance, you must succeed on a Concentration check as if you were in the midst of casting a spell or the spell ends.</text:span></text:p>
      <text:p text:style-name="P3"><text:span text:style-name="T5">If you choose to enter a trance, you are not aware of your surroundings or the activities around you while in the trance.</text:span></text:p>
      <text:p text:style-name="P3"><text:span text:style-name="T5">You are defenseless, both physically and mentally, while in the trance. (You always fail any saving throw, for example.)</text:span></text:p>
      <text:p text:style-name="P3"><text:span text:style-name="T5">Creatures who don’t sleep (such as elves, but not half-elves) or dream are immune to this spell.</text:span></text:p>
      <text:p text:style-name="P5"/>
      <text:p text:style-name="P3"><text:span text:style-name="T4">Nondetection</text:span></text:p>
      <text:p text:style-name="P3"><text:span text:style-name="T5">Abjuration</text:span></text:p>
      <text:p text:style-name="P3"><text:span text:style-name="T6">Level:</text:span><text:span text:style-name="T5"> Rgr 4, Sor/Wiz 3, Trickery 3</text:span></text:p>
      <text:p text:style-name="P3"><text:soft-page-break/><text:span text:style-name="T6">Components:</text:span><text:span text:style-name="T5"> V, S, M</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or object touched</text:span></text:p>
      <text:p text:style-name="P3"><text:span text:style-name="T6">Duration:</text:span><text:span text:style-name="T5"> 1 hour/level</text:span></text:p>
      <text:p text:style-name="P3"><text:span text:style-name="T6">Saving Throw: </text:span><text:span text:style-name="T5">Will negates (harmless, object)</text:span></text:p>
      <text:p text:style-name="P3"><text:span text:style-name="T6">Spell Resistance:</text:span><text:span text:style-name="T5"> Yes (harmless, object)</text:span></text:p>
      <text:p text:style-name="P3"><text:span text:style-name="T5">The warded creature or object becomes difficult to detect by divination spells such as </text:span><text:span text:style-name="T7">clairaudience/clairvoyance, locate object, </text:span><text:span text:style-name="T5">and </text:span><text:span text:style-name="T7">detect </text:span><text:span text:style-name="T5">spells. </text:span><text:span text:style-name="T7">Nondetection </text:span><text:span text:style-name="T5">also prevents location by such magic items as </text:span><text:span text:style-name="T7">crystal ball</text:span><text:span text:style-name="T5">s. If a divination is attempted against the warded creature or item, the caster of the divination must succeed on a caster level check (1d20 + caster level) against a DC of 11 + the caster level of the spellcaster who cast </text:span><text:span text:style-name="T7">nondetection</text:span><text:span text:style-name="T5">. If you cast </text:span><text:span text:style-name="T7">nondetection </text:span><text:span text:style-name="T5">on yourself or on an item currently in your possession, the DC is 15 + your caster level.</text:span></text:p>
      <text:p text:style-name="P3"><text:span text:style-name="T5">If cast on a creature, </text:span><text:span text:style-name="T7">nondetection </text:span><text:span text:style-name="T5">wards the creature’s gear as well as the creature itself.</text:span></text:p>
      <text:p text:style-name="P3"><text:span text:style-name="T7">Material Component: </text:span><text:span text:style-name="T5">A pinch of diamond dust worth 50 gp.</text:span></text:p>
      <text:p text:style-name="P5"/>
      <text:p text:style-name="P3"><text:span text:style-name="T4">Obscure Object</text:span></text:p>
      <text:p text:style-name="P3"><text:span text:style-name="T5">Abjuration</text:span></text:p>
      <text:p text:style-name="P3"><text:span text:style-name="T6">Level:</text:span><text:span text:style-name="T5"> Brd 1, Clr 3, Sor/Wiz 2</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One object touched of up to 100 lb./level</text:span></text:p>
      <text:p text:style-name="P3"><text:span text:style-name="T6">Duration:</text:span><text:span text:style-name="T5"> 8 hours (D)</text:span></text:p>
      <text:p text:style-name="P3"><text:span text:style-name="T6">Saving Throw: </text:span><text:span text:style-name="T5">Will negates (object)</text:span></text:p>
      <text:p text:style-name="P3"><text:span text:style-name="T6">Spell Resistance:</text:span><text:span text:style-name="T5"> Yes (object)</text:span></text:p>
      <text:p text:style-name="P3"><text:soft-page-break/><text:span text:style-name="T5">This spell hides an object from location by divination (scrying) effects, such as the </text:span><text:span text:style-name="T7">scrying </text:span><text:span text:style-name="T5">spell or a </text:span><text:span text:style-name="T7">crystal ball</text:span><text:span text:style-name="T5">. Such an attempt automatically fails (if the divination is targeted on the object) or fails to perceive the object (if the divination is targeted on a nearby location, object, or person).</text:span></text:p>
      <text:p text:style-name="P3"><text:span text:style-name="T7">Arcane Material Component: </text:span><text:span text:style-name="T5">A piece of chameleon skin.</text:span></text:p>
      <text:p text:style-name="P5"/>
      <text:p text:style-name="P3"><text:span text:style-name="T4">Obscuring Mist</text:span></text:p>
      <text:p text:style-name="P3"><text:span text:style-name="T5">Conjuration (Creation)</text:span></text:p>
      <text:p text:style-name="P3"><text:span text:style-name="T6">Level:</text:span><text:span text:style-name="T5"> Air 1, Clr 1, Drd 1, Sor/Wiz 1, Water 1</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text:span><text:span text:style-name="T5"> 20 ft.</text:span></text:p>
      <text:p text:style-name="P3"><text:span text:style-name="T6">Effect:</text:span><text:span text:style-name="T5"> Cloud spreads in 20-ft. radius from you, 20 ft. high</text:span></text:p>
      <text:p text:style-name="P3"><text:span text:style-name="T6">Duration:</text:span><text:span text:style-name="T5"> 1 min./level</text:span></text:p>
      <text:p text:style-name="P3"><text:span text:style-name="T6">Saving Throw:</text:span><text:span text:style-name="T5"> None</text:span></text:p>
      <text:p text:style-name="P3"><text:span text:style-name="T6">Spell Resistance:</text:span><text:span text:style-name="T5"> No</text:span></text:p>
      <text:p text:style-name="P3"><text:span text:style-name="T5">A misty vapor arises around you. It is stationary once created. The vapor obscures all sight, including darkvision, beyond 5 feet. A creature 5 feet away has concealment (attacks have a 20% miss chance). Creatures farther away have total concealment (50% miss chance, and the attacker cannot use sight to locate the target).</text:span></text:p>
      <text:p text:style-name="P3"><text:span text:style-name="T5">A moderate wind (11+ mph), such as from a </text:span><text:span text:style-name="T7">gust of wind </text:span><text:span text:style-name="T5">spell, disperses the fog in 4 rounds. A strong wind (21+ mph) disperses the fog in 1 round. A </text:span><text:span text:style-name="T7">fireball, flame strike</text:span><text:span text:style-name="T5">, or similar spell burns away the fog in the explosive or fiery spell’s area. A </text:span><text:span text:style-name="T7">wall of fire </text:span><text:span text:style-name="T5">burns away the fog in the area into which it deals damage.</text:span></text:p>
      <text:p text:style-name="P3"><text:span text:style-name="T5">This spell does not function underwater.</text:span></text:p>
      <text:p text:style-name="P5"/>
      <text:p text:style-name="P3"><text:span text:style-name="T4">Open/Close</text:span></text:p>
      <text:p text:style-name="P3"><text:span text:style-name="T5">Transmutation</text:span></text:p>
      <text:p text:style-name="P3"><text:span text:style-name="T6">Level:</text:span><text:span text:style-name="T5"> Brd 0, Sor/Wiz 0</text:span></text:p>
      <text:p text:style-name="P3"><text:span text:style-name="T6">Components:</text:span><text:span text:style-name="T5"> V, S, F</text:span></text:p>
      <text:p text:style-name="P3"><text:soft-page-break/><text:span text:style-name="T6">Casting Time:</text:span><text:span text:style-name="T5"> 1 standard action</text:span></text:p>
      <text:p text:style-name="P3"><text:span text:style-name="T6">Range:</text:span><text:span text:style-name="T5"> Close (25 ft. + 5 ft./2 levels)</text:span></text:p>
      <text:p text:style-name="P3"><text:span text:style-name="T6">Target:</text:span><text:span text:style-name="T5"> Object weighing up to 30 lb. or portal that can be opened or closed</text:span></text:p>
      <text:p text:style-name="P3"><text:span text:style-name="T6">Duration:</text:span><text:span text:style-name="T5"> Instantaneous</text:span></text:p>
      <text:p text:style-name="P3"><text:span text:style-name="T6">Saving Throw: </text:span><text:span text:style-name="T5">Will negates (object)</text:span></text:p>
      <text:p text:style-name="P3"><text:span text:style-name="T6">Spell Resistance:</text:span><text:span text:style-name="T5"> Yes (object)</text:span></text:p>
      <text:p text:style-name="P3"><text:span text:style-name="T5">You can open or close (your choice) a door, chest, box, window, bag, pouch, bottle, barrel, or other container. If anything resists this activity (such as a bar on a door or a lock on a chest), the spell fails. In addition, the spell can only open and close things weighing 30 pounds or less. Thus, doors, chests, and similar objects sized for enormous creatures may be beyond this spell’s ability to affect.</text:span></text:p>
      <text:p text:style-name="P3"><text:span text:style-name="T7">Focus: </text:span><text:span text:style-name="T5">A brass key.</text:span></text:p>
      <text:p text:style-name="P5"/>
      <text:p text:style-name="P3"><text:span text:style-name="T4">Order’s Wrath</text:span></text:p>
      <text:p text:style-name="P3"><text:span text:style-name="T5">Evocation [Lawful]</text:span></text:p>
      <text:p text:style-name="P3"><text:span text:style-name="T6">Level:</text:span><text:span text:style-name="T5"> Law 4</text:span></text:p>
      <text:p text:style-name="P3"><text:span text:style-name="T6">Components:</text:span><text:span text:style-name="T5"> V, S</text:span></text:p>
      <text:p text:style-name="P3"><text:span text:style-name="T6">Casting Time:</text:span><text:span text:style-name="T5"> 1 standard action</text:span></text:p>
      <text:p text:style-name="P3"><text:span text:style-name="T6">Range: </text:span><text:span text:style-name="T5">Medium (100 ft. + 10 ft./level)</text:span></text:p>
      <text:p text:style-name="P3"><text:span text:style-name="T6">Area:</text:span><text:span text:style-name="T5"> Nonlawful creatures within a burst that fills a 30-ft. cube</text:span></text:p>
      <text:p text:style-name="P3"><text:span text:style-name="T6">Duration:</text:span><text:span text:style-name="T5"> Instantaneous (1 round); see text</text:span></text:p>
      <text:p text:style-name="P3"><text:span text:style-name="T6">Saving Throw: </text:span><text:span text:style-name="T5">Will partial; see text</text:span></text:p>
      <text:p text:style-name="P3"><text:span text:style-name="T6">Spell Resistance:</text:span><text:span text:style-name="T5"> Yes</text:span></text:p>
      <text:p text:style-name="P3"><text:span text:style-name="T5">You channel lawful power to smite enemies. The power takes the form of a three-dimensional grid of energy. Only chaotic and neutral (not lawful) creatures are harmed by the spell.</text:span></text:p>
      <text:p text:style-name="P3"><text:span text:style-name="T5">The spell deals 1d8 points of damage per two caster levels (maximum 5d8) to chaotic creatures (or 1d6 points of damage per caster level, maximum 10d6, to chaotic outsiders) and causes them to be dazed for 1 round. A successful Will save reduces the damage to half and negates the daze effect.</text:span></text:p>
      <text:p text:style-name="P3"><text:soft-page-break/><text:span text:style-name="T5">The spell deals only half damage to creatures who are neither chaotic nor lawful, and they are not dazed. They can reduce the damage in half again (down to one-quarter of the roll) with a successful Will save.</text:span></text:p>
      <text:p text:style-name="P5"/>
      <text:p text:style-name="P3"><text:span text:style-name="T4">Overland Flight</text:span></text:p>
      <text:p text:style-name="P3"><text:span text:style-name="T5">Transmutation</text:span></text:p>
      <text:p text:style-name="P3"><text:span text:style-name="T6">Level:</text:span><text:span text:style-name="T5"> Sor/Wiz 5</text:span></text:p>
      <text:p text:style-name="P3"><text:span text:style-name="T6">Components:</text:span><text:span text:style-name="T5"> V, S</text:span></text:p>
      <text:p text:style-name="P3"><text:span text:style-name="T6">Range:</text:span><text:span text:style-name="T5"> Personal</text:span></text:p>
      <text:p text:style-name="P3"><text:span text:style-name="T6">Target:</text:span><text:span text:style-name="T5"> You</text:span></text:p>
      <text:p text:style-name="P3"><text:span text:style-name="T6">Duration:</text:span><text:span text:style-name="T5"> 1 hour/level</text:span></text:p>
      <text:p text:style-name="P3"><text:span text:style-name="T5">This spell functions like a </text:span><text:span text:style-name="T7">fly </text:span><text:span text:style-name="T5">spell, except you can fly at a speed of 40 feet (30 feet if wearing medium or heavy armor, or if carrying a medium or heavy load) with average maneuverability. When using this spell for long-distance movement, you can hustle without taking nonlethal damage (a forced march still requires Constitution checks). This means you can cover 64 miles in an eight-hour period of flight (or 48 miles at a speed of 30 feet).</text:span></text:p>
      <text:p text:style-name="P5"/>
      <text:p text:style-name="P3"><text:span text:style-name="T4">Owl’s Wisdom</text:span></text:p>
      <text:p text:style-name="P3"><text:span text:style-name="T5">Transmutation</text:span></text:p>
      <text:p text:style-name="P3"><text:span text:style-name="T6">Level:</text:span><text:span text:style-name="T5"> Clr 2, Drd 2, Pal 2, Rgr 2, Sor/Wiz 2</text:span></text:p>
      <text:p text:style-name="P3"><text:span text:style-name="T6">Components:</text:span><text:span text:style-name="T5"> V, S, M/DF</text:span></text:p>
      <text:p text:style-name="P3"><text:span text:style-name="T6">Casting Time:</text:span><text:span text:style-name="T5"> 1 standard action</text:span></text:p>
      <text:p text:style-name="P3"><text:span text:style-name="T6">Range:</text:span><text:span text:style-name="T5"> Touch</text:span></text:p>
      <text:p text:style-name="P3"><text:span text:style-name="T6">Target:</text:span><text:span text:style-name="T5"> Creature touched</text:span></text:p>
      <text:p text:style-name="P3"><text:span text:style-name="T6">Duration:</text:span><text:span text:style-name="T5"> 1 min./level</text:span></text:p>
      <text:p text:style-name="P3"><text:span text:style-name="T6">Saving Throw: </text:span><text:span text:style-name="T5">Will negates (harmless)</text:span></text:p>
      <text:p text:style-name="P3"><text:span text:style-name="T6">Spell Resistance:</text:span><text:span text:style-name="T5"> Yes</text:span></text:p>
      <text:p text:style-name="P3"><text:soft-page-break/><text:span text:style-name="T5">The transmuted creature becomes wiser. The spell grants a +4 enhancement bonus to Wisdom, adding the usual benefit to Wisdom-related skills. Clerics, druids, paladins, and rangers (and other Wisdom-based spellcasters) who receive </text:span><text:span text:style-name="T7">owl’s wisdom </text:span><text:span text:style-name="T5">do not gain any additional bonus spells for the increased Wisdom, but the save DCs for their spells increase.</text:span></text:p>
      <text:p text:style-name="P3"><text:span text:style-name="T7">Arcane Material Component: </text:span><text:span text:style-name="T5">A few feathers, or a pinch of droppings, from an owl.</text:span></text:p>
      <text:p text:style-name="P5"/>
      <text:p text:style-name="P3"><text:span text:style-name="T4">Owl’s Wisdom, Mass</text:span></text:p>
      <text:p text:style-name="P3"><text:span text:style-name="T5">Transmutation</text:span></text:p>
      <text:p text:style-name="P3"><text:span text:style-name="T6">Level:</text:span><text:span text:style-name="T5"> Clr 6, Drd 6, Sor/Wiz 6</text:span></text:p>
      <text:p text:style-name="P3"><text:span text:style-name="T6">Range:</text:span><text:span text:style-name="T5"> Close (25 ft. + 5 ft./2 levels)</text:span></text:p>
      <text:p text:style-name="P3"><text:span text:style-name="T6">Target:</text:span><text:span text:style-name="T5"> One creature/level, no two of which can be more than 30 ft. apart</text:span></text:p>
      <text:p text:style-name="P3"><text:span text:style-name="T5">This spell functions like </text:span><text:span text:style-name="T7">owl’s wisdom</text:span><text:span text:style-name="T5">, except that it affects multiple cr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e Armor</dc:title>
    <meta:initial-creator>AKSmith</meta:initial-creator>
    <meta:creation-date>2003-07-01T14:48:00</meta:creation-date>
    <dc:date>2003-07-02T13:28:00</dc:date>
    <meta:editing-cycles>3</meta:editing-cycles>
    <meta:editing-duration>PT2S</meta:editing-duration>
    <meta:document-statistic meta:table-count="3" meta:image-count="0" meta:object-count="0" meta:page-count="36" meta:paragraph-count="701" meta:word-count="9991" meta:character-count="58036" meta:non-whitespace-character-count="48744"/>
    <meta:generator>LibreOffice/6.1.5.2$Linux_X86_64 LibreOffice_project/10$Build-2</meta:generator>
    <meta:user-defined meta:name="Company">Wizards of the Coast</meta:user-defined>
    <meta:user-defined meta:name="Operator">AKSmith</meta:user-defined>
  </office:meta>
</office:document-meta>
</file>